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40000002BCF7A34006E75D07C.png" manifest:media-type="image/png"/>
  <manifest:file-entry manifest:full-path="Pictures/10000201000000310000002BF18A3B63E86D0797.png" manifest:media-type="image/png"/>
  <manifest:file-entry manifest:full-path="Pictures/10000201000000210000002B230ED1F797AD436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5.B1" style:family="table-cell">
      <style:table-cell-properties fo:background-color="transparent" fo:padding="0cm" fo:border="0.05pt solid #cccccc" style:writing-mode="page">
        <style:background-image/>
      </style:table-cell-properties>
    </style:style>
    <style:style style:name="Table25.2" style:family="table-row">
      <style:table-row-properties fo:keep-together="auto"/>
    </style:style>
    <style:style style:name="Table2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4cm" style:rel-column-width="48287*"/>
    </style:style>
    <style:style style:name="Table34.B" style:family="table-column">
      <style:table-column-properties style:column-width="5.001cm" style:rel-column-width="17248*"/>
    </style:style>
    <style:style style:name="Table34.A1" style:family="table-cell">
      <style:table-cell-properties style:writing-mode="page"/>
    </style:style>
    <style:style style:name="Table36" style:family="table">
      <style:table-properties style:width="5.002cm" fo:break-before="auto" fo:break-after="auto" table:align="margins" fo:keep-with-next="auto" style:may-break-between-rows="false" table:border-model="collapsing"/>
    </style:style>
    <style:style style:name="Table36.A" style:family="table-column">
      <style:table-column-properties style:column-width="2.501cm" style:rel-column-width="32767*"/>
    </style:style>
    <style:style style:name="Table36.B" style:family="table-column">
      <style:table-column-properties style:column-width="2.501cm" style:rel-column-width="32768*"/>
    </style:style>
    <style:style style:name="Table3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6.B1" style:family="table-cell">
      <style:table-cell-properties fo:background-color="transparent" fo:padding="0cm" fo:border="0.05pt solid #cccccc" style:writing-mode="page">
        <style:background-image/>
      </style:table-cell-properties>
    </style:style>
    <style:style style:name="Table3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6.3" style:family="table-row">
      <style:table-row-properties fo:keep-together="auto"/>
    </style:style>
    <style:style style:name="Table3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1.5" style:family="table-row">
      <style:table-row-properties fo:keep-together="auto"/>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4" style:family="table-row">
      <style:table-row-properties fo:keep-together="auto"/>
    </style:style>
    <style:style style:name="Table2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3.B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37" style:family="table">
      <style:table-properties style:width="19.001cm" table:align="margins" style:may-break-between-rows="false"/>
    </style:style>
    <style:style style:name="Table37.A" style:family="table-column">
      <style:table-column-properties style:column-width="14cm" style:rel-column-width="48287*"/>
    </style:style>
    <style:style style:name="Table37.B" style:family="table-column">
      <style:table-column-properties style:column-width="5.001cm" style:rel-column-width="17248*"/>
    </style:style>
    <style:style style:name="Table37.A1" style:family="table-cell">
      <style:table-cell-properties style:writing-mode="page"/>
    </style:style>
    <style:style style:name="Table38" style:family="table">
      <style:table-properties style:width="5.002cm" fo:break-before="auto" fo:break-after="auto" table:align="margins" fo:keep-with-next="auto" style:may-break-between-rows="false" table:border-model="collapsing"/>
    </style:style>
    <style:style style:name="Table38.A" style:family="table-column">
      <style:table-column-properties style:column-width="2.501cm" style:rel-column-width="32767*"/>
    </style:style>
    <style:style style:name="Table38.B" style:family="table-column">
      <style:table-column-properties style:column-width="2.501cm" style:rel-column-width="32768*"/>
    </style:style>
    <style:style style:name="Table3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8.B1" style:family="table-cell">
      <style:table-cell-properties fo:background-color="transparent" fo:padding="0cm" fo:border="0.05pt solid #cccccc" style:writing-mode="page">
        <style:background-image/>
      </style:table-cell-properties>
    </style:style>
    <style:style style:name="Table3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8.3" style:family="table-row">
      <style:table-row-properties fo:keep-together="auto"/>
    </style:style>
    <style:style style:name="Table3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2" style:family="table">
      <style:table-properties style:width="19.001cm" table:align="margins" style:may-break-between-rows="false"/>
    </style:style>
    <style:style style:name="Table32.A" style:family="table-column">
      <style:table-column-properties style:column-width="14cm" style:rel-column-width="48287*"/>
    </style:style>
    <style:style style:name="Table32.B" style:family="table-column">
      <style:table-column-properties style:column-width="5.001cm" style:rel-column-width="17248*"/>
    </style:style>
    <style:style style:name="Table32.A1" style:family="table-cell">
      <style:table-cell-properties style:writing-mode="page"/>
    </style:style>
    <style:style style:name="Table35" style:family="table">
      <style:table-properties style:width="5.002cm" fo:break-before="auto" fo:break-after="auto" table:align="margins" fo:keep-with-next="auto" style:may-break-between-rows="false" table:border-model="collapsing"/>
    </style:style>
    <style:style style:name="Table35.A" style:family="table-column">
      <style:table-column-properties style:column-width="2.501cm" style:rel-column-width="32767*"/>
    </style:style>
    <style:style style:name="Table35.B" style:family="table-column">
      <style:table-column-properties style:column-width="2.501cm" style:rel-column-width="32768*"/>
    </style:style>
    <style:style style:name="Table35.1" style:family="table-row">
      <style:table-row-properties fo:keep-together="auto"/>
    </style:style>
    <style:style style:name="Table3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5.B1" style:family="table-cell">
      <style:table-cell-properties fo:background-color="transparent" fo:padding="0cm" fo:border="0.05pt solid #cccccc" style:writing-mode="page">
        <style:background-image/>
      </style:table-cell-properties>
    </style:style>
    <style:style style:name="Table3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5" style:family="table-row">
      <style:table-row-properties fo:keep-together="auto"/>
    </style:style>
    <style:style style:name="Table8" style:family="table">
      <style:table-properties style:width="19.001cm" table:align="margins" style:may-break-between-rows="tru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tru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8"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3" style:family="table">
      <style:table-properties style:width="18.701cm" table:align="margins" style:may-break-between-rows="false"/>
    </style:style>
    <style:style style:name="Table3.A" style:family="table-column">
      <style:table-column-properties style:column-width="12.303cm" style:rel-column-width="43115*"/>
    </style:style>
    <style:style style:name="Table3.B" style:family="table-column">
      <style:table-column-properties style:column-width="6.398cm" style:rel-column-width="22420*"/>
    </style:style>
    <style:style style:name="Table3.A1" style:family="table-cell">
      <style:table-cell-properties fo:padding="0cm" fo:border="none" style:writing-mode="page"/>
    </style:style>
    <style:style style:name="Table18" style:family="table">
      <style:table-properties style:width="6.1cm" fo:break-before="auto" fo:break-after="auto" table:align="right" fo:keep-with-next="auto" style:may-break-between-rows="false" table:border-model="collapsing"/>
    </style:style>
    <style:style style:name="Table18.A" style:family="table-column">
      <style:table-column-properties style:column-width="0.758cm"/>
    </style:style>
    <style:style style:name="Table18.B" style:family="table-column">
      <style:table-column-properties style:column-width="5.341cm"/>
    </style:style>
    <style:style style:name="Table1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8.B1" style:family="table-cell">
      <style:table-cell-properties fo:background-color="transparent" fo:padding="0cm" fo:border="0.05pt solid #cccccc" style:writing-mode="page">
        <style:background-image/>
      </style:table-cell-properties>
    </style:style>
    <style:style style:name="Table18.2" style:family="table-row">
      <style:table-row-properties fo:keep-together="auto"/>
    </style:style>
    <style:style style:name="Table1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9.402cm" style:rel-column-width="32426*"/>
    </style:style>
    <style:style style:name="Table2.B" style:family="table-column">
      <style:table-column-properties style:column-width="0.199cm" style:rel-column-width="687*"/>
    </style:style>
    <style:style style:name="Table2.C" style:family="table-column">
      <style:table-column-properties style:column-width="9.4cm" style:rel-column-width="32422*"/>
    </style:style>
    <style:style style:name="Table2.A1" style:family="table-cell">
      <style:table-cell-properties fo:padding="0cm" fo:border="none" style:writing-mode="page"/>
    </style:style>
    <style:style style:name="Table48" style:family="table">
      <style:table-properties style:width="5.001cm" fo:break-before="auto" fo:break-after="auto" table:align="left" fo:keep-with-next="auto" style:may-break-between-rows="true" table:border-model="collapsing"/>
    </style:style>
    <style:style style:name="Table48.A" style:family="table-column">
      <style:table-column-properties style:column-width="2.499cm"/>
    </style:style>
    <style:style style:name="Table48.B" style:family="table-column">
      <style:table-column-properties style:column-width="2.501cm"/>
    </style:style>
    <style:style style:name="Table4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8.B1" style:family="table-cell">
      <style:table-cell-properties fo:background-color="transparent" fo:padding="0cm" fo:border="0.05pt solid #cccccc" style:writing-mode="page">
        <style:background-image/>
      </style:table-cell-properties>
    </style:style>
    <style:style style:name="Table4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8.3" style:family="table-row">
      <style:table-row-properties fo:keep-together="auto"/>
    </style:style>
    <style:style style:name="Table4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47" style:family="table">
      <style:table-properties style:width="5.001cm" fo:break-before="auto" fo:break-after="auto" table:align="right" fo:keep-with-next="auto" style:may-break-between-rows="true" table:border-model="collapsing"/>
    </style:style>
    <style:style style:name="Table47.A" style:family="table-column">
      <style:table-column-properties style:column-width="2.499cm"/>
    </style:style>
    <style:style style:name="Table47.B" style:family="table-column">
      <style:table-column-properties style:column-width="2.501cm"/>
    </style:style>
    <style:style style:name="Table4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7.B1" style:family="table-cell">
      <style:table-cell-properties fo:background-color="transparent" fo:padding="0cm" fo:border="0.05pt solid #cccccc" style:writing-mode="page">
        <style:background-image/>
      </style:table-cell-properties>
    </style:style>
    <style:style style:name="Table4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7.3" style:family="table-row">
      <style:table-row-properties fo:keep-together="auto"/>
    </style:style>
    <style:style style:name="Table4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8" style:family="table-row">
      <style:table-row-properties fo:keep-together="auto"/>
    </style:style>
    <style:style style:name="Table41" style:family="table">
      <style:table-properties style:width="19.001cm" table:align="margins" style:may-break-between-rows="false"/>
    </style:style>
    <style:style style:name="Table41.A" style:family="table-column">
      <style:table-column-properties style:column-width="14cm" style:rel-column-width="48287*"/>
    </style:style>
    <style:style style:name="Table41.B" style:family="table-column">
      <style:table-column-properties style:column-width="5.001cm" style:rel-column-width="17248*"/>
    </style:style>
    <style:style style:name="Table41.A1" style:family="table-cell">
      <style:table-cell-properties style:writing-mode="page"/>
    </style:style>
    <style:style style:name="Table42" style:family="table">
      <style:table-properties style:width="5.002cm" fo:break-before="auto" fo:break-after="auto" table:align="margins" fo:keep-with-next="auto" style:may-break-between-rows="true" table:border-model="collapsing"/>
    </style:style>
    <style:style style:name="Table42.A" style:family="table-column">
      <style:table-column-properties style:column-width="2.501cm" style:rel-column-width="32767*"/>
    </style:style>
    <style:style style:name="Table42.B" style:family="table-column">
      <style:table-column-properties style:column-width="2.501cm" style:rel-column-width="32768*"/>
    </style:style>
    <style:style style:name="Table4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2.B1" style:family="table-cell">
      <style:table-cell-properties fo:background-color="transparent" fo:padding="0cm" fo:border="0.05pt solid #cccccc" style:writing-mode="page">
        <style:background-image/>
      </style:table-cell-properties>
    </style:style>
    <style:style style:name="Table42.2" style:family="table-row">
      <style:table-row-properties fo:keep-together="auto"/>
    </style:style>
    <style:style style:name="Table4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2.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2.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D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true" table:border-model="collapsing"/>
    </style:style>
    <style:style style:name="Tabella2.A" style:family="table-column">
      <style:table-column-properties style:column-width="3cm" style:rel-column-width="1701*"/>
    </style:style>
    <style:style style:name="Tabella2.D" style:family="table-column">
      <style:table-column-properties style:column-width="9.999cm" style:rel-column-width="5669*"/>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3" style:family="table">
      <style:table-properties style:width="19.001cm" table:align="margins" style:may-break-between-rows="false"/>
    </style:style>
    <style:style style:name="Table43.A" style:family="table-column">
      <style:table-column-properties style:column-width="14cm" style:rel-column-width="48287*"/>
    </style:style>
    <style:style style:name="Table43.B" style:family="table-column">
      <style:table-column-properties style:column-width="5.001cm" style:rel-column-width="17248*"/>
    </style:style>
    <style:style style:name="Table43.A1" style:family="table-cell">
      <style:table-cell-properties style:writing-mode="page"/>
    </style:style>
    <style:style style:name="Table44" style:family="table">
      <style:table-properties style:width="5.002cm" fo:break-before="auto" fo:break-after="auto" table:align="margins" fo:keep-with-next="auto" style:may-break-between-rows="true" table:border-model="collapsing"/>
    </style:style>
    <style:style style:name="Table44.A" style:family="table-column">
      <style:table-column-properties style:column-width="2.501cm" style:rel-column-width="32767*"/>
    </style:style>
    <style:style style:name="Table44.B" style:family="table-column">
      <style:table-column-properties style:column-width="2.501cm" style:rel-column-width="32768*"/>
    </style:style>
    <style:style style:name="Table4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4.B1" style:family="table-cell">
      <style:table-cell-properties fo:background-color="transparent" fo:padding="0cm" fo:border="0.05pt solid #cccccc" style:writing-mode="page">
        <style:background-image/>
      </style:table-cell-properties>
    </style:style>
    <style:style style:name="Table44.2" style:family="table-row">
      <style:table-row-properties fo:keep-together="auto"/>
    </style:style>
    <style:style style:name="Table4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tru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C1" style:family="table-cell">
      <style:table-cell-properties fo:background-color="transparent" fo:padding="0cm" fo:border="0.05pt solid #cccccc" style:writing-mode="page">
        <style:background-image/>
      </style:table-cell-properties>
    </style:style>
    <style:style style:name="Tabella6.2" style:family="table-row">
      <style:table-row-properties fo:keep-together="auto"/>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cm" style:rel-column-width="1701*"/>
    </style:style>
    <style:style style:name="Tabella5.D" style:family="table-column">
      <style:table-column-properties style:column-width="9.999cm" style:rel-column-width="5669*"/>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C1" style:family="table-cell">
      <style:table-cell-properties fo:background-color="transparent" fo:padding="0cm" fo:border="0.05pt solid #cccccc" style:writing-mode="page">
        <style:background-image/>
      </style:table-cell-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5.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2.999cm" style:rel-column-width="10342*"/>
    </style:style>
    <style:style style:name="Tabella4.B" style:family="table-column">
      <style:table-column-properties style:column-width="3cm" style:rel-column-width="10348*"/>
    </style:style>
    <style:style style:name="Tabella4.D" style:family="table-column">
      <style:table-column-properties style:column-width="10.001cm" style:rel-column-width="34497*"/>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C1" style:family="table-cell">
      <style:table-cell-properties fo:background-color="transparent" fo:padding="0cm" fo:border="0.05pt solid #cccccc" style:writing-mode="page">
        <style:background-image/>
      </style:table-cell-properties>
    </style:style>
    <style:style style:name="Tabella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4.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4.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4.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5" style:family="table">
      <style:table-properties style:width="19.001cm" table:align="margins" style:may-break-between-rows="false"/>
    </style:style>
    <style:style style:name="Table45.A" style:family="table-column">
      <style:table-column-properties style:column-width="14cm" style:rel-column-width="48287*"/>
    </style:style>
    <style:style style:name="Table45.B" style:family="table-column">
      <style:table-column-properties style:column-width="5.001cm" style:rel-column-width="17248*"/>
    </style:style>
    <style:style style:name="Table45.A1" style:family="table-cell">
      <style:table-cell-properties style:writing-mode="page"/>
    </style:style>
    <style:style style:name="Table46" style:family="table">
      <style:table-properties style:width="5.002cm" fo:break-before="auto" fo:break-after="auto" table:align="margins" fo:keep-with-next="auto" style:may-break-between-rows="true" table:border-model="collapsing"/>
    </style:style>
    <style:style style:name="Table46.A" style:family="table-column">
      <style:table-column-properties style:column-width="2.501cm" style:rel-column-width="32767*"/>
    </style:style>
    <style:style style:name="Table46.B" style:family="table-column">
      <style:table-column-properties style:column-width="2.501cm" style:rel-column-width="32768*"/>
    </style:style>
    <style:style style:name="Table4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6.B1" style:family="table-cell">
      <style:table-cell-properties fo:background-color="transparent" fo:padding="0cm" fo:border="0.05pt solid #cccccc" style:writing-mode="page">
        <style:background-image/>
      </style:table-cell-properties>
    </style:style>
    <style:style style:name="Table4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6.3" style:family="table-row">
      <style:table-row-properties fo:keep-together="auto"/>
    </style:style>
    <style:style style:name="Table4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true" table:border-model="collapsing"/>
    </style:style>
    <style:style style:name="Tabella8.A" style:family="table-column">
      <style:table-column-properties style:column-width="4.745cm" style:rel-column-width="2690*"/>
    </style:style>
    <style:style style:name="Tabella8.B" style:family="table-column">
      <style:table-column-properties style:column-width="4.748cm" style:rel-column-width="2692*"/>
    </style:style>
    <style:style style:name="Tabella8.C" style:family="table-column">
      <style:table-column-properties style:column-width="4.752cm" style:rel-column-width="2694*"/>
    </style:style>
    <style:style style:name="Tabella8.D" style:family="table-column">
      <style:table-column-properties style:column-width="4.755cm" style:rel-column-width="2696*"/>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C1" style:family="table-cell">
      <style:table-cell-properties fo:background-color="transparent" fo:padding="0cm" fo:border="0.05pt solid #cccccc" style:writing-mode="page">
        <style:background-image/>
      </style:table-cell-properties>
    </style:style>
    <style:style style:name="Tabella8.2" style:family="table-row">
      <style:table-row-properties fo:keep-together="auto"/>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cm" style:rel-column-width="1701*"/>
    </style:style>
    <style:style style:name="Tabella7.D" style:family="table-column">
      <style:table-column-properties style:column-width="9.999cm" style:rel-column-width="5669*"/>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C1" style:family="table-cell">
      <style:table-cell-properties fo:background-color="transparent" fo:padding="0cm" fo:border="0.05pt solid #cccccc" style:writing-mode="page">
        <style:background-image/>
      </style:table-cell-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7.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 style:family="table">
      <style:table-properties style:width="19.001cm" fo:break-before="auto" fo:break-after="auto" table:align="margins" fo:keep-with-next="auto" style:may-break-between-rows="tru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fo:keep-together="auto"/>
    </style:style>
    <style:style style:name="Tabella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0.C1" style:family="table-cell">
      <style:table-cell-properties fo:background-color="transparent" fo:padding="0cm" fo:border="0.05pt solid #cccccc" style:writing-mode="page">
        <style:background-image/>
      </style:table-cell-properties>
    </style:style>
    <style:style style:name="Tabella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0.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0.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0.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9" style:family="table">
      <style:table-properties style:width="19.001cm" table:align="margins" style:may-break-between-rows="false"/>
    </style:style>
    <style:style style:name="Table39.A" style:family="table-column">
      <style:table-column-properties style:column-width="14cm" style:rel-column-width="48287*"/>
    </style:style>
    <style:style style:name="Table39.B" style:family="table-column">
      <style:table-column-properties style:column-width="5.001cm" style:rel-column-width="17248*"/>
    </style:style>
    <style:style style:name="Table39.A1" style:family="table-cell">
      <style:table-cell-properties style:writing-mode="page"/>
    </style:style>
    <style:style style:name="Table40" style:family="table">
      <style:table-properties style:width="5.002cm" fo:break-before="auto" fo:break-after="auto" table:align="margins" fo:keep-with-next="auto" style:may-break-between-rows="false" table:border-model="collapsing"/>
    </style:style>
    <style:style style:name="Table40.A" style:family="table-column">
      <style:table-column-properties style:column-width="2.501cm" style:rel-column-width="32767*"/>
    </style:style>
    <style:style style:name="Table40.B" style:family="table-column">
      <style:table-column-properties style:column-width="2.501cm" style:rel-column-width="32768*"/>
    </style:style>
    <style:style style:name="Table4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0.B1" style:family="table-cell">
      <style:table-cell-properties fo:background-color="transparent" fo:padding="0cm" fo:border="0.05pt solid #cccccc" style:writing-mode="page">
        <style:background-image/>
      </style:table-cell-properties>
    </style:style>
    <style:style style:name="Table4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0.3" style:family="table-row">
      <style:table-row-properties fo:keep-together="auto"/>
    </style:style>
    <style:style style:name="Table40.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0.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11" style:family="paragraph" style:parent-style-name="Standard">
      <style:paragraph-properties fo:text-align="center" style:justify-single-word="false"/>
    </style:style>
    <style:style style:name="P12" style:family="paragraph" style:parent-style-name="Text_20_body">
      <style:text-properties fo:language="en" fo:country="US"/>
    </style:style>
    <style:style style:name="P13"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14" style:family="paragraph" style:parent-style-name="Text_20_body">
      <style:text-properties fo:language="en" fo:country="US" officeooo:paragraph-rsid="000b77e9"/>
    </style:style>
    <style:style style:name="P15" style:family="paragraph" style:parent-style-name="Text_20_body">
      <style:paragraph-properties fo:text-align="center" style:justify-single-word="false"/>
    </style:style>
    <style:style style:name="P16" style:family="paragraph" style:parent-style-name="Picture">
      <style:text-properties fo:language="en" fo:country="US"/>
    </style:style>
    <style:style style:name="P17" style:family="paragraph" style:parent-style-name="Picture">
      <style:paragraph-properties fo:text-align="center" style:justify-single-word="false"/>
    </style:style>
    <style:style style:name="P18" style:family="paragraph" style:parent-style-name="Standard">
      <style:paragraph-properties fo:break-before="page"/>
      <style:text-properties fo:language="en" fo:country="US"/>
    </style:style>
    <style:style style:name="P19"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0b77e9" officeooo:paragraph-rsid="000b77e9"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Standard" style:list-style-name="L1">
      <style:text-properties fo:language="en" fo:country="US"/>
    </style:style>
    <style:style style:name="P22" style:family="paragraph" style:parent-style-name="Standard" style:list-style-name="L6">
      <style:text-properties fo:language="en" fo:country="US"/>
    </style:style>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5"/>
    <style:style style:name="P27" style:family="paragraph" style:parent-style-name="Standard" style:list-style-name="L7"/>
    <style:style style:name="P28" style:family="paragraph" style:parent-style-name="Standard" style:list-style-name="L8"/>
    <style:style style:name="P29" style:family="paragraph" style:parent-style-name="Heading_20_5">
      <style:paragraph-properties fo:break-before="page"/>
    </style:style>
    <style:style style:name="P30" style:family="paragraph" style:parent-style-name="Heading_20_2">
      <style:paragraph-properties fo:break-before="page"/>
      <style:text-properties fo:language="en" fo:country="US"/>
    </style:style>
    <style:style style:name="P31"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32" style:family="paragraph" style:parent-style-name="Heading_20_1">
      <style:paragraph-properties fo:break-before="page"/>
      <style:text-properties fo:language="en" fo:country="US"/>
    </style:style>
    <style:style style:name="P33" style:family="paragraph" style:parent-style-name="Table_20_Contents" style:list-style-name="L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list-style-name="L1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list-style-name="L2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list-style-name="L2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Heading_20_4" style:list-style-name="">
      <style:paragraph-properties fo:text-align="justify" style:justify-single-word="false" fo:hyphenation-ladder-count="no-limit"/>
      <style:text-properties fo:hyphenate="true" fo:hyphenation-remain-char-count="2" fo:hyphenation-push-char-count="2"/>
    </style:style>
    <style:style style:name="P52" style:family="paragraph" style:parent-style-name="Heading_20_4">
      <style:text-properties fo:language="en" fo:country="US"/>
    </style:style>
    <style:style style:name="P53" style:family="paragraph" style:parent-style-name="Heading_20_4">
      <style:paragraph-properties fo:break-before="page"/>
    </style:style>
    <style:style style:name="P54" style:family="paragraph" style:parent-style-name="Heading_20_4">
      <style:paragraph-properties fo:break-before="page"/>
      <style:text-properties fo:language="en" fo:country="US"/>
    </style:style>
    <style:style style:name="P55" style:family="paragraph" style:parent-style-name="Heading_20_3" style:list-style-name="">
      <style:paragraph-properties fo:text-align="justify" style:justify-single-word="false" fo:hyphenation-ladder-count="no-limit"/>
      <style:text-properties fo:language="en" fo:country="US" fo:hyphenate="true" fo:hyphenation-remain-char-count="2" fo:hyphenation-push-char-count="2"/>
    </style:style>
    <style:style style:name="P56" style:family="paragraph" style:parent-style-name="Heading_20_3">
      <style:paragraph-properties fo:break-before="page"/>
    </style:style>
    <style:style style:name="P57" style:family="paragraph" style:parent-style-name="Heading_20_3">
      <style:paragraph-properties fo:break-before="page"/>
      <style:text-properties fo:language="en" fo:country="US"/>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T7" style:family="text">
      <style:text-properties officeooo:rsid="000b77e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eeeeee" loext:rel-width-rel="paragraph"/>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10" style:family="graphic" style:parent-style-name="Frame">
      <style:graphic-properties fo:margin-left="0cm" fo:margin-right="0cm" fo:margin-top="0cm" fo:margin-bottom="0cm" style:wrap="dynamic" style:number-wrapped-paragraphs="no-limit" style:vertical-pos="from-top" style:horizontal-pos="center" style:horizontal-rel="paragraph" fo:padding-left="0.3cm" fo:padding-right="0cm" fo:padding-top="0cm" fo:padding-bottom="0cm" fo:border="none"/>
    </style:style>
    <style:style style:name="fr1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loext:rel-width-rel="paragraph"/>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2" text:outline-level="1">Maps of level 6 - Cal</text:h>
      <text:p text:style-name="P12">The city of Cal is built on a plateau, has a circular shape and is surrounded by walls. The east citadel (not shown on the map) <text:s/>allows to enter the city from the east entrance and the two secret doors (1&amp;5). The city is divided into four quadrants: the castle to the north-east, the port to the south-east, the market to the north-west, and the boroughs to the south-west. The sewers run underground.</text:p>
      <text:p text:style-name="P8"><draw:frame draw:style-name="fr1" draw:name="Frame1" text:anchor-type="as-char" svg:width="19.001cm" draw:z-index="1"><draw:text-box fo:min-height="16.171cm"><text:p text:style-name="P16"><draw:frame draw:style-name="fr13" draw:name="Image1" text:anchor-type="as-char" svg:width="19.001cm" style:rel-width="100%" svg:height="16.171cm" style:rel-height="scale" draw:z-index="2"><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h text:style-name="Heading_20_4" text:outline-level="4">Lights</text:h>
      <text:p text:style-name="P8">The city is lit by various torches placed along the streets spreading radial light that excludes the possibility of having dark corners.</text:p>
      <text:p text:style-name="P8">The light used in the torches is RGBA(255, 238, 153, 0.6) <text:span text:style-name="T6">⬛</text:span>.</text:p>
      <text:p text:style-name="P8">While the places of the missions have different colors to focus the player’s attention:</text:p>
      <text:list xml:id="list2638574728" text:style-name="L1">
        <text:list-item>
          <text:p text:style-name="P21">Guild: RGBA(100, 140, 255, 0.6) <text:span text:style-name="T2">⬛</text:span></text:p>
        </text:list-item>
        <text:list-item>
          <text:p text:style-name="P21">Barrack RGBA(255, 215, 150, 0.6) <text:span text:style-name="T3">⬛</text:span></text:p>
        </text:list-item>
        <text:list-item>
          <text:p text:style-name="P21">Port RGBA(255, 180, 150, 0.6) <text:span text:style-name="T4">⬛</text:span></text:p>
        </text:list-item>
        <text:list-item>
          <text:p text:style-name="P21">Fountain RGBA(200, 255, 150, 0.6) <text:span text:style-name="T5">⬛</text:span></text:p>
        </text:list-item>
      </text:list>
      <text:h text:style-name="P31" text:outline-level="2">Event diagram</text:h>
      <text:p text:style-name="P13">The event diagram is relative to the contents of the level, divided per area, it represents the emotional impact of the different phases of the game in relation to the duration.</text:p>
      <text:p text:style-name="P10"><draw:frame draw:style-name="fr1" draw:name="Frame21" text:anchor-type="as-char" svg:width="19.001cm" draw:z-index="15"><draw:text-box fo:min-height="10.054cm"><text:p text:style-name="Picture"><draw:frame draw:style-name="fr13" draw:name="Image45" text:anchor-type="as-char" svg:width="19.001cm" style:rel-width="100%" svg:height="10.054cm" style:rel-height="scale" draw:z-index="16"><draw:image xlink:href="../Event%20Diagram.jpg" xlink:type="simple" xlink:show="embed" xlink:actuate="onLoad" loext:mime-type="image/jpeg"/></draw:frame><text:span text:style-name="T1"><text:line-break/></text:span>Picture <text:sequence text:ref-name="refPicture1" text:name="Picture" text:formula="ooow:Picture+1" style:num-format="1">2</text:sequence>: Event diagram</text:p></draw:text-box></draw:frame></text:p>
      <text:h text:style-name="P30" text:outline-level="2">Explorable shops with findable objects</text:h>
      <text:p text:style-name="P12">Some buildings in the city have explorable areas to which the team can access from the road. These are shops abandoned since the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1041434349" text:style-name="L2">
        <text:list-item>
          <text:p text:style-name="P23">1 of exotic and special clothes:</text:p>
          <text:list>
            <text:list-item>
              <text:p text:style-name="P23">Drop MC (Markl) in the NO sector.</text:p>
            </text:list-item>
          </text:list>
        </text:list-item>
        <text:list-item>
          <text:p text:style-name="P23">3 are small bookshops:</text:p>
          <text:list>
            <text:list-item>
              <text:p text:style-name="P23">Books on ancient civilization (one shop per sector).</text:p>
            </text:list-item>
          </text:list>
        </text:list-item>
        <text:list-item>
          <text:p text:style-name="P23">2 are tool shops:</text:p>
          <text:list>
            <text:list-item>
              <text:p text:style-name="P23">Ancient civilization tools (in SO and SE).</text:p>
            </text:list-item>
          </text:list>
        </text:list-item>
        <text:list-item>
          <text:p text:style-name="P23">3 are pottery shops:</text:p>
          <text:list>
            <text:list-item>
              <text:p text:style-name="P23">Pot, vase and ancient civilization bowl (one shop per sector).</text:p>
            </text:list-item>
          </text:list>
        </text:list-item>
        <text:list-item>
          <text:p text:style-name="P23">1 is an arms shop:</text:p>
          <text:list>
            <text:list-item>
              <text:p text:style-name="P23">Old ancient civilization weapon (sector NO).</text:p>
            </text:list-item>
          </text:list>
        </text:list-item>
        <text:list-item>
          <text:p text:style-name="P23">2 are collectibles shops:</text:p>
          <text:list>
            <text:list-item>
              <text:p text:style-name="P23">Ancient currency (SE sector).</text:p>
            </text:list-item>
            <text:list-item>
              <text:p text:style-name="P23">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4" draw:name="Image34" text:anchor-type="as-char" svg:width="9.102cm" style:rel-width="100%" svg:height="5.129cm" style:rel-height="scale" draw:z-index="19"><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4" draw:name="Image35" text:anchor-type="as-char" svg:width="9.102cm" style:rel-width="100%" svg:height="5.061cm" style:rel-height="scale" draw:z-index="20"><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4" draw:name="Image36" text:anchor-type="as-char" svg:width="9.102cm" style:rel-width="100%" svg:height="5.42cm" style:rel-height="scale" draw:z-index="21"><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4" draw:name="Image37" text:anchor-type="as-char" svg:width="9.102cm" style:rel-width="100%" svg:height="5.59cm" style:rel-height="scale" draw:z-index="22"><draw:image xlink:href="../../Resources/Levels/Radme/Cal/Blueprints/Abandoned%20shops/162a69204c7b9cfcbc913b538cfc2562.jpg" xlink:type="simple" xlink:show="embed" xlink:actuate="onLoad" loext:mime-type="image/jpeg"/></draw:frame></text:p>
          </table:table-cell>
        </table:table-row>
      </table:table>
      <text:p text:style-name="Text_20_body"/>
      <text:h text:style-name="P31" text:outline-level="2">Outside the walls</text:h>
      <text:p text:style-name="P13">Outside the walls there is the east citadel. It is a stronghold built along an uphill path that leads to the walls on the Cal plateau.</text:p>
      <text:h text:style-name="Heading_20_3" text:outline-level="3">East citadel</text:h>
      <text:p text:style-name="Text_20_body">From the external citadel the player can reach the east entrance, the secret door 1 and the secret door 2.</text:p>
      <text:p text:style-name="Standard">The Secret entrance 1 is shown in more detail in the next map, from there the player can reach the city through a puzzle. An iron gate initially lock the road to the east entrance, but it can be open afterwards leaving the city for a secondary mission, using a nearby lever. From the panorama it is possible to get a reword on the top of the tunnel near the start of the citadel.</text:p>
      <text:p text:style-name="P11"><draw:frame draw:style-name="fr1" draw:name="Frame35" text:anchor-type="as-char" svg:width="15.558cm" draw:z-index="23"><draw:text-box fo:min-height="15.293cm"><text:p text:style-name="Picture"><draw:frame draw:style-name="fr13" draw:name="Image54" text:anchor-type="as-char" svg:width="15.558cm" style:rel-width="100%" svg:height="15.293cm" style:rel-height="scale" draw:z-index="37"><draw:image xlink:href="../../Resources/Levels/Radme/Cal/Blueprints/Outside%20the%20walls/citadel.png" xlink:type="simple" xlink:show="embed" xlink:actuate="onLoad" loext:mime-type="image/png"/></draw:frame><text:span text:style-name="T1"><text:line-break/></text:span>Picture <text:sequence text:ref-name="refPicture2" text:name="Picture" text:formula="ooow:Picture+1" style:num-format="1">3</text:sequence>: Citadel</text:p></draw:text-box></draw:frame></text:p>
      <text:h text:style-name="P55" text:outline-level="3"/>
      <text:h text:style-name="P57" text:outline-level="3">The secret entrance 1</text:h>
      <text:p text:style-name="P12"><draw:frame draw:style-name="fr2" draw:name="Frame26" text:anchor-type="paragraph" svg:y="0cm" svg:width="8.999cm" draw:z-index="6"><draw:text-box fo:min-height="7.241cm"><text:p text:style-name="Picture"><draw:frame draw:style-name="fr13" draw:name="Image2" text:anchor-type="as-char" svg:width="8.999cm" style:rel-width="100%" svg:height="7.241cm" style:rel-height="scale" draw:z-index="38"><draw:image xlink:href="../../Resources/Levels/Radme/Cal/Blueprints/Market/Tower/tower.png" xlink:type="simple" xlink:show="embed" xlink:actuate="onLoad" loext:mime-type="image/png"/></draw:frame><text:span text:style-name="T1"><text:line-break/></text:span>Picture <text:sequence text:ref-name="refPicture3" text:name="Picture" text:formula="ooow:Picture+1" style:num-format="1">4</text:sequence>: Detail</text:p></draw:text-box></draw:frame>The passage in the walls was built by the precursors, and is abandoned since their disappearance. From it the team access a small building built within the walls. From the first floor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5"><draw:frame draw:style-name="fr3" draw:name="Frame2" text:anchor-type="as-char" svg:width="13.289cm" draw:z-index="39"><draw:text-box fo:min-height="13.501cm"><text:p text:style-name="Picture"><draw:frame draw:style-name="fr13" draw:name="Image13" text:anchor-type="as-char" svg:width="13.289cm" style:rel-width="100%" svg:height="13.501cm" style:rel-height="scale" draw:z-index="40"><draw:image xlink:href="../../Resources/Levels/Radme/Cal/Blueprints/Boroughs/Tower/Tower%20-%20detailed%20-%20sketch.png" xlink:type="simple" xlink:show="embed" xlink:actuate="onLoad" loext:mime-type="image/png"/></draw:frame><text:span text:style-name="T1"><text:line-break/></text:span>Picture <text:sequence text:ref-name="refPicture4" text:name="Picture" text:formula="ooow:Picture+1" style:num-format="1">5</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19">ID</text:p>
                  </table:table-cell>
                  <table:table-cell table:style-name="Table25.B1" office:value-type="string">
                    <text:p text:style-name="P19">Description</text:p>
                  </table:table-cell>
                </table:table-row>
              </table:table-header-rows>
              <table:table-row table:style-name="Table25.2">
                <table:table-cell table:style-name="Table25.A2" office:value-type="string">
                  <text:p text:style-name="P3">♫1</text:p>
                </table:table-cell>
                <table:table-cell table:style-name="Table25.B2" office:value-type="string">
                  <text:p text:style-name="P3">Score: Persian theme [Larghetto].</text:p>
                  <text:p text:style-name="P3">Ambient sounds: wind, rustling of grass, a few crickets.</text:p>
                </table:table-cell>
              </table:table-row>
              <table:table-row>
                <table:table-cell table:style-name="Table25.A3" office:value-type="string">
                  <text:p text:style-name="P3">♫2</text:p>
                </table:table-cell>
                <table:table-cell table:style-name="Table25.B3" office:value-type="string">
                  <text:p text:style-name="P3">Ambient sounds: very light wind.</text:p>
                </table:table-cell>
              </table:table-row>
            </table:table>
            <text:p text:style-name="Table_20_Contents"/>
          </table:table-cell>
        </table:table-row>
      </table:table>
      <text:h text:style-name="Heading_20_4" text:outline-level="4"><text:soft-page-break/>Ancient puzzle</text:h>
      <text:p text:style-name="Text_20_body">To cross the secret entrance, and access position 2 from 1, it is necessary to solve an ancient puzzle.</text:p>
      <table:table table:name="Table34" table:style-name="Table34">
        <table:table-column table:style-name="Table34.A"/>
        <table:table-column table:style-name="Table34.B"/>
        <table:table-row>
          <table:table-cell table:style-name="Table34.A1" office:value-type="string">
            <text:p text:style-name="Table_20_Contents"><draw:frame draw:style-name="fr1" draw:name="Frame29" text:anchor-type="as-char" svg:width="14cm" draw:z-index="44"><draw:text-box fo:min-height="17.805cm"><text:p text:style-name="Picture"><draw:frame draw:style-name="fr13" draw:name="Image48" text:anchor-type="as-char" svg:width="14cm" style:rel-width="100%" svg:height="17.805cm" style:rel-height="scale" draw:z-index="45"><draw:image xlink:href="../../Resources/Puzzles/puzzles-A.jpg" xlink:type="simple" xlink:show="embed" xlink:actuate="onLoad" loext:mime-type="image/jpeg"/></draw:frame><text:span text:style-name="T1"><text:line-break/></text:span>Picture <text:sequence text:ref-name="refPicture5" text:name="Picture" text:formula="ooow:Picture+1" style:num-format="1">6</text:sequence>: Ancient puzzle 1</text:p></draw:text-box></draw:frame></text:p>
          </table:table-cell>
          <table:table-cell table:style-name="Table34.A1" office:value-type="string">
            <table:table table:name="Table36" table:style-name="Table36">
              <table:table-column table:style-name="Table36.A"/>
              <table:table-column table:style-name="Table36.B"/>
              <table:table-header-rows>
                <table:table-row>
                  <table:table-cell table:style-name="Table36.A1" office:value-type="string">
                    <text:p text:style-name="P19">Puzzle prop.</text:p>
                  </table:table-cell>
                  <table:table-cell table:style-name="Table36.B1" office:value-type="string">
                    <text:p text:style-name="P19">Value</text:p>
                  </table:table-cell>
                </table:table-row>
              </table:table-header-rows>
              <table:table-row>
                <table:table-cell table:style-name="Table36.A2" office:value-type="string">
                  <text:p text:style-name="P3">AVG duration</text:p>
                </table:table-cell>
                <table:table-cell table:style-name="Table36.B2" office:value-type="string">
                  <text:p text:style-name="P3">3 min</text:p>
                </table:table-cell>
              </table:table-row>
              <table:table-row table:style-name="Table36.3">
                <table:table-cell table:style-name="Table36.A3" office:value-type="string">
                  <text:p text:style-name="P3">Difficulty</text:p>
                </table:table-cell>
                <table:table-cell table:style-name="Table36.B3" office:value-type="string">
                  <text:p text:style-name="P3">2/10</text:p>
                </table:table-cell>
              </table:table-row>
            </table:table>
            <text:p text:style-name="Table_20_Contents"/>
          </table:table-cell>
        </table:table-row>
      </table:table>
      <text:p text:style-name="Standard">There are 4 concentric circumferences that can be rotated, and 4 quadrants. The goal for the player is to rotate the circumferences and obtain quadrants with all different symbols inside them. In the pictures we used number to simplify the explanation.</text:p>
      <text:h text:style-name="P30" text:outline-level="2">Boroughs area</text:h>
      <table:table table:name="Table20" table:style-name="Table20">
        <table:table-column table:style-name="Table20.A"/>
        <table:table-row>
          <table:table-cell table:style-name="Table20.A1" office:value-type="string">
            <text:p text:style-name="Table_20_Contents"><draw:frame draw:style-name="fr4" draw:name="Frame5" text:anchor-type="as-char" svg:width="18.523cm" draw:z-index="46"><draw:text-box fo:min-height="18.205cm"><text:p text:style-name="Picture"><draw:frame draw:style-name="fr13" draw:name="Image5" text:anchor-type="as-char" svg:width="18.523cm" style:rel-width="100%" svg:height="18.205cm" style:rel-height="scale" draw:z-index="47"><draw:image xlink:href="../../Resources/Levels/Radme/Cal/Blueprints/Boroughs/Boroughs/Boroughs.png" xlink:type="simple" xlink:show="embed" xlink:actuate="onLoad" loext:mime-type="image/png"/></draw:frame><text:span text:style-name="T1"><text:line-break/></text:span>Picture <text:sequence text:ref-name="refPicture6" text:name="Picture" text:formula="ooow:Picture+1" style:num-format="1">7</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19">ID</text:p>
                  </table:table-cell>
                  <table:table-cell table:style-name="Table21.B1" office:value-type="string">
                    <text:p text:style-name="P19">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57" text:outline-level="3">The tavern</text:h>
      <text:p text:style-name="P12">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Standard">To clarify the player must use the spell of light. When he uses the enemies near the tables, screaming, they attack him.</text:p>
      <text:p text:style-name="Standard">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4" draw:name="Frame8" text:anchor-type="as-char" svg:width="19.001cm" draw:z-index="48"><draw:text-box fo:min-height="9.225cm"><text:p text:style-name="Picture"><draw:frame draw:style-name="fr13" draw:name="Image8" text:anchor-type="as-char" svg:width="19.001cm" style:rel-width="100%" svg:height="9.225cm" style:rel-height="scale" draw:z-index="49"><draw:image xlink:href="../../Resources/Levels/Radme/Cal/Blueprints/Boroughs/Tavern/Tavern.png" xlink:type="simple" xlink:show="embed" xlink:actuate="onLoad" loext:mime-type="image/png"/></draw:frame><text:span text:style-name="T1"><text:line-break/></text:span>Picture <text:sequence text:ref-name="refPicture7" text:name="Picture" text:formula="ooow:Picture+1" style:num-format="1">8</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19">ID</text:p>
                  </table:table-cell>
                  <table:table-cell table:style-name="Table29.B1" office:value-type="string">
                    <text:p text:style-name="P19">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8"/>
      <text:p text:style-name="P12"/>
      <text:h text:style-name="P56" text:outline-level="3">Escape on the roofs</text:h>
      <text:p text:style-name="P12">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4" draw:name="Frame13" text:anchor-type="as-char" svg:width="18.655cm" draw:z-index="50"><draw:text-box fo:min-height="18.152cm"><text:p text:style-name="Picture"><draw:frame draw:style-name="fr13" draw:name="Image26" text:anchor-type="as-char" svg:width="18.655cm" style:rel-width="100%" svg:height="18.152cm" style:rel-height="scale" draw:z-index="51"><draw:image xlink:href="../../Resources/Levels/Radme/Cal/Blueprints/Boroughs/Boroughs/Boroughs%20-%20roofs.png" xlink:type="simple" xlink:show="embed" xlink:actuate="onLoad" loext:mime-type="image/png"/></draw:frame><text:span text:style-name="T1"><text:line-break/></text:span>Picture <text:sequence text:ref-name="refPicture8" text:name="Picture" text:formula="ooow:Picture+1" style:num-format="1">9</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19">ID</text:p>
                  </table:table-cell>
                  <table:table-cell table:style-name="Table23.B1" office:value-type="string">
                    <text:p text:style-name="P19">Description</text:p>
                  </table:table-cell>
                </table:table-row>
              </table:table-header-rows>
              <table:table-row>
                <table:table-cell table:style-name="Table23.A2" office:value-type="string">
                  <text:p text:style-name="P7">■</text:p>
                </table:table-cell>
                <table:table-cell table:style-name="Table23.B2" office:value-type="string">
                  <text:p text:style-name="P3">Main path for mission</text:p>
                </table:table-cell>
              </table:table-row>
              <table:table-row>
                <table:table-cell table:style-name="Table23.A3" office:value-type="string">
                  <text:p text:style-name="P6">■</text:p>
                </table:table-cell>
                <table:table-cell table:style-name="Table23.B3" office:value-type="string">
                  <text:p text:style-name="P3">Path for exploration’s rewards</text:p>
                </table:table-cell>
              </table:table-row>
              <table:table-row table:style-name="Table23.4">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4">
                <table:table-cell table:style-name="Table23.A5" office:value-type="string">
                  <text:p text:style-name="P3">♫2</text:p>
                </table:table-cell>
                <table:table-cell table:style-name="Table23.B5"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12"/>
      <text:h text:style-name="P57"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12">From the precursor fountain there is the entrance of the resistance square. At the center of it a hole in the ground covered by a grating allows the drain of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5" draw:name="Frame7" text:anchor-type="as-char" svg:width="13.391cm" draw:z-index="52"><draw:text-box fo:min-height="18.733cm"><text:p text:style-name="Picture"><draw:frame draw:style-name="fr13" draw:name="Image7" text:anchor-type="as-char" svg:width="13.391cm" style:rel-width="100%" svg:height="18.733cm" style:rel-height="scale" draw:z-index="53"><draw:image xlink:href="../../Resources/Levels/Radme/Cal/Blueprints/Boroughs/Base/Base.png" xlink:type="simple" xlink:show="embed" xlink:actuate="onLoad" loext:mime-type="image/png"/></draw:frame><text:span text:style-name="T1"><text:line-break/></text:span>Picture <text:sequence text:ref-name="refPicture9" text:name="Picture" text:formula="ooow:Picture+1" style:num-format="1">10</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19">ID</text:p>
                  </table:table-cell>
                  <table:table-cell table:style-name="Table27.B1" office:value-type="string">
                    <text:p text:style-name="P19">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8"><text:soft-page-break/><draw:frame draw:style-name="fr1" draw:name="Frame14" text:anchor-type="as-char" svg:width="19.001cm" draw:z-index="3"><draw:text-box fo:min-height="17.42cm"><text:p text:style-name="Picture"><draw:frame draw:style-name="fr13" draw:name="Image27" text:anchor-type="as-char" svg:width="19.001cm" style:rel-width="100%" svg:height="17.42cm" style:rel-height="scale" draw:z-index="4"><draw:image xlink:href="../../Resources/Levels/Radme/Cal/Blueprints/Boroughs/Base/BaseW.png" xlink:type="simple" xlink:show="embed" xlink:actuate="onLoad" loext:mime-type="image/png"/></draw:frame><text:span text:style-name="T1"><text:line-break/></text:span>Picture <text:sequence text:ref-name="refPicture10" text:name="Picture" text:formula="ooow:Picture+1" style:num-format="1">11</text:sequence>: Base of the rebels with size legend</text:p></draw:text-box></draw:frame></text:p>
      <text:p text:style-name="P8"/>
      <text:p text:style-name="P18"><draw:frame draw:style-name="fr1" draw:name="Frame4" text:anchor-type="as-char" svg:width="19.001cm" draw:z-index="7"><draw:text-box fo:min-height="19.457cm"><text:p text:style-name="P16"><draw:frame draw:style-name="fr13" draw:name="Image3" text:anchor-type="as-char" svg:width="19.001cm" style:rel-width="100%" svg:height="19.457cm" style:rel-height="scale" draw:z-index="54"><draw:image xlink:href="../../Resources/Levels/Radme/Cal/Blueprints/Boroughs/Base/square_of_the_resistance.png" xlink:type="simple" xlink:show="embed" xlink:actuate="onLoad" loext:mime-type="image/png"/></draw:frame><text:span text:style-name="T1"><text:line-break/></text:span>Picture <text:sequence text:ref-name="refPicture11" text:name="Picture" text:formula="ooow:Picture+1" style:num-format="1">12</text:sequence>: Square of the resistance</text:p></draw:text-box></draw:frame></text:p>
      <text:p text:style-name="Text_20_body"/>
      <text:h text:style-name="P53" text:outline-level="4">Ancient Puzzle</text:h>
      <text:p text:style-name="Text_20_body">To access the sewers you need to solve a puzzle.</text:p>
      <table:table table:name="Table37" table:style-name="Table37">
        <table:table-column table:style-name="Table37.A"/>
        <table:table-column table:style-name="Table37.B"/>
        <table:table-row>
          <table:table-cell table:style-name="Table37.A1" office:value-type="string">
            <text:p text:style-name="P5"><draw:frame draw:style-name="fr1" draw:name="Frame37" text:anchor-type="as-char" svg:width="9.52cm" draw:z-index="55"><draw:text-box fo:min-height="20.001cm"><text:p text:style-name="Picture"><draw:frame draw:style-name="fr13" draw:name="Image56" text:anchor-type="as-char" svg:width="9.52cm" style:rel-width="100%" svg:height="20.001cm" style:rel-height="scale" draw:z-index="56"><draw:image xlink:href="../../Resources/Puzzles/puzzles-C.jpg" xlink:type="simple" xlink:show="embed" xlink:actuate="onLoad" loext:mime-type="image/jpeg"/></draw:frame><text:span text:style-name="T1"><text:line-break/></text:span>Picture <text:sequence text:ref-name="refPicture12" text:name="Picture" text:formula="ooow:Picture+1" style:num-format="1">13</text:sequence>: Sewer access puzzle</text:p></draw:text-box></draw:frame></text:p>
          </table:table-cell>
          <table:table-cell table:style-name="Table37.A1" office:value-type="string">
            <table:table table:name="Table38" table:style-name="Table38">
              <table:table-column table:style-name="Table38.A"/>
              <table:table-column table:style-name="Table38.B"/>
              <table:table-header-rows>
                <table:table-row>
                  <table:table-cell table:style-name="Table38.A1" office:value-type="string">
                    <text:p text:style-name="P19">Puzzle prop.</text:p>
                  </table:table-cell>
                  <table:table-cell table:style-name="Table38.B1" office:value-type="string">
                    <text:p text:style-name="P19">Value</text:p>
                  </table:table-cell>
                </table:table-row>
              </table:table-header-rows>
              <table:table-row>
                <table:table-cell table:style-name="Table38.A2" office:value-type="string">
                  <text:p text:style-name="P3">AVG duration</text:p>
                </table:table-cell>
                <table:table-cell table:style-name="Table38.B2" office:value-type="string">
                  <text:p text:style-name="P3">8 min</text:p>
                </table:table-cell>
              </table:table-row>
              <table:table-row table:style-name="Table38.3">
                <table:table-cell table:style-name="Table38.A3" office:value-type="string">
                  <text:p text:style-name="P3">Difficulty</text:p>
                </table:table-cell>
                <table:table-cell table:style-name="Table38.B3" office:value-type="string">
                  <text:p text:style-name="P3">6/10</text:p>
                </table:table-cell>
              </table:table-row>
            </table:table>
            <text:p text:style-name="Table_20_Contents"/>
          </table:table-cell>
        </table:table-row>
      </table:table>
      <text:p text:style-name="Standard">The purpose of the puzzle, as Ben explains to Sophie using the alchemist’s book, is to draw (starting from any corner he chooses and ending to any other corner) a line that can not cross with itself, along the channels surrounding the symbols. In this way the player must make sure to enclose five times all the symbols, without repetitions, each time inside the same perimeter (considering the line he draws and the borders of the puzzle).</text:p>
      <text:h text:style-name="P56" text:outline-level="3">The secret door 2</text:h>
      <text:p text:style-name="Text_20_body">From the boroughs of the city it is possible to access an abandoned building near the walls, which hides the second secret entrance of the city. The player must enter the building and get to the first floor. There it’s possible to notice a ladder outside the window that allows the access to a blind space between the back of the building and the walls. Solving the ancient puzzle of the door the player returns to the east citadel.</text:p>
      <text:p text:style-name="P15"><draw:frame draw:style-name="fr1" draw:name="Frame30" text:anchor-type="as-char" svg:width="15.558cm" draw:z-index="62"><draw:text-box fo:min-height="9.719cm"><text:p text:style-name="Picture"><draw:frame draw:style-name="fr13" draw:name="Image49" text:anchor-type="as-char" svg:width="15.558cm" style:rel-width="100%" svg:height="9.719cm" style:rel-height="scale" draw:z-index="63"><draw:image xlink:href="../../Resources/Levels/Radme/Cal/Blueprints/Outside%20the%20walls/secret%20entrance%202.png" xlink:type="simple" xlink:show="embed" xlink:actuate="onLoad" loext:mime-type="image/png"/></draw:frame><text:span text:style-name="T1"><text:line-break/></text:span>Picture <text:sequence text:ref-name="refPicture13" text:name="Picture" text:formula="ooow:Picture+1" style:num-format="1">14</text:sequence>: The abandoned house that gives access to the secret door 2</text:p></draw:text-box></draw:frame></text:p>
      <text:h text:style-name="P51" text:outline-level="4"/>
      <text:h text:style-name="P53" text:outline-level="4">Ancient puzzle</text:h>
      <text:p text:style-name="Text_20_body">To access to from Cal to the east citadel you need to solve the ancient puzzle 2.</text:p>
      <table:table table:name="Table32" table:style-name="Table32">
        <table:table-column table:style-name="Table32.A"/>
        <table:table-column table:style-name="Table32.B"/>
        <table:table-row>
          <table:table-cell table:style-name="Table32.A1" office:value-type="string">
            <text:p text:style-name="Table_20_Contents"><draw:frame draw:style-name="fr1" draw:name="Frame36" text:anchor-type="as-char" svg:width="14cm" draw:z-index="66"><draw:text-box fo:min-height="14.295cm"><text:p text:style-name="Picture"><draw:frame draw:style-name="fr13" draw:name="Image55" text:anchor-type="as-char" svg:width="14cm" style:rel-width="100%" svg:height="14.295cm" style:rel-height="scale" draw:z-index="67"><draw:image xlink:href="../../Resources/Puzzles/puzzles-B.jpg" xlink:type="simple" xlink:show="embed" xlink:actuate="onLoad" loext:mime-type="image/jpeg"/></draw:frame><text:span text:style-name="T1"><text:line-break/></text:span>Picture <text:sequence text:ref-name="refPicture14" text:name="Picture" text:formula="ooow:Picture+1" style:num-format="1">15</text:sequence>: Ancient puzzle 2</text:p></draw:text-box></draw:frame></text:p>
          </table:table-cell>
          <table:table-cell table:style-name="Table32.A1" office:value-type="string">
            <table:table table:name="Table35" table:style-name="Table35">
              <table:table-column table:style-name="Table35.A"/>
              <table:table-column table:style-name="Table35.B"/>
              <table:table-header-rows>
                <table:table-row table:style-name="Table35.1">
                  <table:table-cell table:style-name="Table35.A1" office:value-type="string">
                    <text:p text:style-name="P19">Puzzle prop.</text:p>
                  </table:table-cell>
                  <table:table-cell table:style-name="Table35.B1" office:value-type="string">
                    <text:p text:style-name="P19">Value</text:p>
                  </table:table-cell>
                </table:table-row>
              </table:table-header-rows>
              <table:table-row>
                <table:table-cell table:style-name="Table35.A2" office:value-type="string">
                  <text:p text:style-name="P3">AVG duration</text:p>
                </table:table-cell>
                <table:table-cell table:style-name="Table35.B2" office:value-type="string">
                  <text:p text:style-name="P3">8 min</text:p>
                </table:table-cell>
              </table:table-row>
              <table:table-row table:style-name="Table35.1">
                <table:table-cell table:style-name="Table35.A3" office:value-type="string">
                  <text:p text:style-name="P3">Difficulty</text:p>
                </table:table-cell>
                <table:table-cell table:style-name="Table35.B3" office:value-type="string">
                  <text:p text:style-name="P3">4/10</text:p>
                </table:table-cell>
              </table:table-row>
            </table:table>
            <text:p text:style-name="Table_20_Contents"/>
          </table:table-cell>
        </table:table-row>
      </table:table>
      <text:p text:style-name="Standard">There are 5 concentric circumferences that can be rotated, and 5 quadrants. The goal for the player is to rotate the circumferences and obtain quadrants with all different symbols inside them. In the pictures we used number to simplify the explanation.</text:p>
      <text:h text:style-name="P30" text:outline-level="2">Port area</text:h>
      <text:p text:style-name="P12">Here the player meets the fisherman and his family near the boat, as a secondary mission that Ben gives to him. The team will need to predict the movement of the enemies to save them and gain the special reward for Heen. </text:p>
      <table:table table:name="Table11" table:style-name="Table11">
        <table:table-column table:style-name="Table11.A"/>
        <table:table-column table:style-name="Table11.B"/>
        <table:table-row>
          <table:table-cell table:style-name="Table11.A1" office:value-type="string">
            <text:p text:style-name="Table_20_Contents"><draw:frame draw:style-name="fr5" draw:name="Frame20" text:anchor-type="as-char" svg:width="13.386cm" draw:z-index="68"><draw:text-box fo:min-height="12.779cm"><text:p text:style-name="Picture"><draw:frame draw:style-name="fr13" draw:name="Image33" text:anchor-type="as-char" svg:width="13.086cm" style:rel-width="100%" svg:height="11.501cm" style:rel-height="scale" draw:z-index="69"><draw:image xlink:href="../../Resources/Levels/Radme/Cal/Blueprints/Port/Port.png" xlink:type="simple" xlink:show="embed" xlink:actuate="onLoad" loext:mime-type="image/png"/></draw:frame><text:span text:style-name="T1"><text:line-break/></text:span>Picture <text:sequence text:ref-name="refPicture15" text:name="Picture" text:formula="ooow:Picture+1" style:num-format="1">16</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19">ID</text:p>
                  </table:table-cell>
                  <table:table-cell table:style-name="Table12.B1" office:value-type="string">
                    <text:p text:style-name="P19">Description</text:p>
                  </table:table-cell>
                </table:table-row>
              </table:table-header-rows>
              <table:table-row>
                <table:table-cell table:style-name="Table12.A2" office:value-type="string">
                  <text:p text:style-name="P3"><draw:frame draw:style-name="fr15" draw:name="Image44" text:anchor-type="as-char" svg:width="0.4cm" svg:height="0.49cm" draw:z-index="70"><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5" draw:name="Image43" text:anchor-type="as-char" svg:width="0.4cm" svg:height="0.49cm" draw:z-index="71"><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7">■</text:p>
                </table:table-cell>
                <table:table-cell table:style-name="Table12.B3" office:value-type="string">
                  <text:p text:style-name="P3">Main path for mission</text:p>
                </table:table-cell>
              </table:table-row>
              <table:table-row>
                <table:table-cell table:style-name="Table12.A2" office:value-type="string">
                  <text:p text:style-name="P6">■</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56" text:outline-level="3">The port</text:h>
      <text:p text:style-name="P12">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 and his house.</text:p>
      <text:p text:style-name="P9"><draw:frame draw:style-name="fr1" draw:name="Frame3" text:anchor-type="as-char" svg:width="16.533cm" svg:height="20.001cm" draw:z-index="72"><draw:text-box><text:p text:style-name="P16"><draw:frame draw:style-name="fr16" draw:name="Image11" text:anchor-type="as-char" svg:width="16.36cm" svg:height="18cm" draw:z-index="73"><draw:image xlink:href="../../Resources/Levels/Radme/Cal/Blueprints/Port/Port%20-%20detailed.png" xlink:type="simple" xlink:show="embed" xlink:actuate="onLoad" loext:mime-type="image/png"/></draw:frame><text:span text:style-name="T1"><text:line-break/></text:span>Picture <text:sequence text:ref-name="refPicture16" text:name="Picture" text:formula="ooow:Picture+1" style:num-format="1">17</text:sequence>: Map of the port</text:p></draw:text-box></draw:frame></text:p>
      <text:h text:style-name="P30" text:outline-level="2">Market area</text:h>
      <text:p text:style-name="P12">Moving on the map require attention for the player: being discovered by an enemy triggers an alarm that forces the player to escape due to numerical inferiority.</text:p>
      <table:table table:name="Table8" table:style-name="Table8">
        <table:table-column table:style-name="Table8.A"/>
        <table:table-column table:style-name="Table8.B"/>
        <table:table-row>
          <table:table-cell table:style-name="Table8.A1" office:value-type="string">
            <text:p text:style-name="Table_20_Contents"><draw:frame draw:style-name="fr5" draw:name="Frame19" text:anchor-type="as-char" svg:width="13.388cm" draw:z-index="74"><draw:text-box fo:min-height="14.485cm"><text:p text:style-name="Picture"><draw:frame draw:style-name="fr13" draw:name="Image25" text:anchor-type="as-char" svg:width="13.088cm" style:rel-width="100%" svg:height="13.04cm" style:rel-height="scale" draw:z-index="75"><draw:image xlink:href="../../Resources/Levels/Radme/Cal/Blueprints/Market/Market/Market.png" xlink:type="simple" xlink:show="embed" xlink:actuate="onLoad" loext:mime-type="image/png"/></draw:frame><text:span text:style-name="T1"><text:line-break/></text:span>Picture <text:sequence text:ref-name="refPicture17" text:name="Picture" text:formula="ooow:Picture+1" style:num-format="1">18</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19">ID</text:p>
                </table:table-cell>
                <table:table-cell table:style-name="Table15.B1" office:value-type="string">
                  <text:p text:style-name="P19">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7" draw:name="Image32" text:anchor-type="as-char" svg:width="0.7cm" svg:height="0.55cm" draw:z-index="78"><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5" draw:name="Image38" text:anchor-type="as-char" svg:width="0.4cm" svg:height="0.49cm" draw:z-index="79"><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7">■</text:p>
                </table:table-cell>
                <table:table-cell table:style-name="Table15.B3" office:value-type="string">
                  <text:p text:style-name="P3">Main path for mission</text:p>
                </table:table-cell>
              </table:table-row>
              <table:table-row table:style-name="Table15.8">
                <table:table-cell table:style-name="Table15.A2" office:value-type="string">
                  <text:p text:style-name="P6">■</text:p>
                </table:table-cell>
                <table:table-cell table:style-name="Table15.B2" office:value-type="string">
                  <text:p text:style-name="P3">Path for exploration’s rewards</text:p>
                </table:table-cell>
              </table:table-row>
              <table:table-row table:style-name="Table15.8">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57" text:outline-level="3">The barrack</text:h>
      <text:p text:style-name="P12"><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52" text:outline-level="4">Barrack’s dormitory</text:h>
      <table:table table:name="Table6" table:style-name="Table6">
        <table:table-column table:style-name="Table6.A"/>
        <table:table-column table:style-name="Table6.B"/>
        <table:table-row>
          <table:table-cell table:style-name="Table6.A1" office:value-type="string">
            <text:p text:style-name="P12">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80"><draw:text-box fo:min-height="17.064cm"><text:p text:style-name="Picture"><draw:frame draw:style-name="fr13" draw:name="Image30" text:anchor-type="as-char" svg:width="9.5cm" style:rel-width="100%" svg:height="17.064cm" style:rel-height="scale" draw:z-index="81"><draw:image xlink:href="../../Resources/Levels/Radme/Cal/Blueprints/Market/Barrack/Barrack-Event%20Flowchart.png" xlink:type="simple" xlink:show="embed" xlink:actuate="onLoad" loext:mime-type="image/png"/></draw:frame><text:span text:style-name="T1"><text:line-break/></text:span>Picture <text:sequence text:ref-name="refPicture18" text:name="Picture" text:formula="ooow:Picture+1" style:num-format="1">19</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4" draw:name="Frame10" text:anchor-type="as-char" svg:width="19.001cm" draw:z-index="83"><draw:text-box fo:min-height="11.772cm"><text:p text:style-name="Picture"><draw:frame draw:style-name="fr13" draw:name="Image10" text:anchor-type="as-char" svg:width="19.001cm" style:rel-width="100%" svg:height="11.772cm" style:rel-height="scale" draw:z-index="84"><draw:image xlink:href="../../Resources/Levels/Radme/Cal/Blueprints/Market/Barrack/Barrack.png" xlink:type="simple" xlink:show="embed" xlink:actuate="onLoad" loext:mime-type="image/png"/></draw:frame><text:span text:style-name="T1"><text:line-break/></text:span>Picture <text:sequence text:ref-name="refPicture19" text:name="Picture" text:formula="ooow:Picture+1" style:num-format="1">20</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19">ID</text:p>
                  </table:table-cell>
                  <table:table-cell table:style-name="Table17.B1" office:value-type="string">
                    <text:p text:style-name="P19">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12">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2301725692" text:style-name="L3">
        <text:list-item>
          <text:p text:style-name="P24">Movement speed of the soldiers: 5 km/h</text:p>
        </text:list-item>
        <text:list-item>
          <text:p text:style-name="P24">Soldier E5: time to reach the other point of his journey: 13 m→9.8 s</text:p>
        </text:list-item>
        <text:list-item>
          <text:p text:style-name="P24">Soldier E4: time to reach the other point of his journey: 9 m→6.8 s</text:p>
        </text:list-item>
        <text:list-item>
          <text:p text:style-name="P24">Soldier E1: time to reach the other point of his journey: 13.5 m→10.17 s</text:p>
        </text:list-item>
        <text:list-item>
          <text:p text:style-name="P24">Soldier E6: time to reach the other point of his journey: 9 m→6.8 s</text:p>
        </text:list-item>
        <text:list-item>
          <text:p text:style-name="P24"><text:soft-page-break/>Markl’s movement speed: 8 km/h</text:p>
        </text:list-item>
      </text:list>
      <text:p text:style-name="Standard">Soldiers have two positions during patrolling:</text:p>
      <text:list xml:id="list2222635119" text:style-name="L4">
        <text:list-item>
          <text:p text:style-name="P25">The alpha position that is the initial position of each soldier in which they are found when entering the building.</text:p>
        </text:list-item>
        <text:list-item>
          <text:p text:style-name="P25">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1611828388" text:style-name="L5">
        <text:list-item>
          <text:p text:style-name="P26">The E4 soldier when he has to go from alpha to beta (so in his path from top to bottom) starts to move 2 seconds before the others.</text:p>
        </text:list-item>
        <text:list-item>
          <text:p text:style-name="P26">The E6 soldier when he has to go from alpha to beta (so in his path from bottom to top) starts moving 2 seconds after E1 started from his alpha position.</text:p>
        </text:list-item>
        <text:list-item>
          <text:p text:style-name="P26">The E1 soldier when he has to go from beta to alpha (so in his path from left to right) starts to move 2.5 seconds before the others.</text:p>
        </text:list-item>
      </text:list>
      <text:h text:style-name="P54" text:outline-level="4">Barrack’s Armory</text:h>
      <table:table table:name="Table5" table:style-name="Table5">
        <table:table-column table:style-name="Table5.A"/>
        <table:table-column table:style-name="Table5.B"/>
        <table:table-row>
          <table:table-cell table:style-name="Table5.A1" office:value-type="string">
            <text:p text:style-name="P12">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85"><draw:text-box fo:min-height="12.291cm"><text:p text:style-name="Picture"><draw:frame draw:style-name="fr13" draw:name="Image29" text:anchor-type="as-char" svg:width="8.999cm" style:rel-width="100%" svg:height="12.291cm" style:rel-height="scale" draw:z-index="86"><draw:image xlink:href="../../Resources/Levels/Radme/Cal/Blueprints/Market/Armory/Armory-Event%20Flowchart.png" xlink:type="simple" xlink:show="embed" xlink:actuate="onLoad" loext:mime-type="image/png"/></draw:frame><text:span text:style-name="T1"><text:line-break/></text:span>Picture <text:sequence text:ref-name="refPicture20" text:name="Picture" text:formula="ooow:Picture+1" style:num-format="1">21</text:sequence>: Armory’s flow-chart</text:p></draw:text-box></draw:frame></text:p>
          </table:table-cell>
        </table:table-row>
        <table:table-row>
          <table:table-cell table:style-name="Table5.A1" table:number-columns-spanned="2" office:value-type="string">
            <table:table table:name="Table3" table:style-name="Table3">
              <table:table-column table:style-name="Table3.A"/>
              <table:table-column table:style-name="Table3.B"/>
              <table:table-row>
                <table:table-cell table:style-name="Table3.A1" office:value-type="string">
                  <text:p text:style-name="Table_20_Contents"><draw:frame draw:style-name="fr6" draw:name="Frame12" text:anchor-type="as-char" svg:width="12.303cm" style:rel-width="100%" svg:height="8.98cm" style:rel-height="scale-min" draw:z-index="88"><draw:text-box><text:p text:style-name="Picture"><draw:frame draw:style-name="fr18" draw:name="Image12" text:anchor-type="as-char" svg:width="12.303cm" style:rel-width="100%" svg:height="9.13cm" style:rel-height="scale" draw:z-index="89"><draw:image xlink:href="../../Resources/Levels/Radme/Cal/Blueprints/Market/Armory/Armory.png" xlink:type="simple" xlink:show="embed" xlink:actuate="onLoad" loext:mime-type="image/png"/></draw:frame><text:span text:style-name="T1"><text:line-break/></text:span>Picture <text:sequence text:ref-name="refPicture21" text:name="Picture" text:formula="ooow:Picture+1" style:num-format="1">22</text:sequence>: Map of the armory</text:p></draw:text-box></draw:frame></text:p>
                </table:table-cell>
                <table:table-cell table:style-name="Table3.A1" office:value-type="string">
                  <table:table table:name="Table18" table:style-name="Table18" table:template-name="Team7GrayTable">
                    <table:table-column table:style-name="Table18.A"/>
                    <table:table-column table:style-name="Table18.B"/>
                    <table:table-header-rows>
                      <table:table-row>
                        <table:table-cell table:style-name="Table18.A1" office:value-type="string">
                          <text:p text:style-name="P20">ID</text:p>
                        </table:table-cell>
                        <table:table-cell table:style-name="Table18.B1" office:value-type="string">
                          <text:p text:style-name="P19">Description</text:p>
                        </table:table-cell>
                      </table:table-row>
                    </table:table-header-rows>
                    <table:table-row table:style-name="Table18.2">
                      <table:table-cell table:style-name="Table18.A2" office:value-type="string">
                        <text:p text:style-name="P3">♫1</text:p>
                      </table:table-cell>
                      <table:table-cell table:style-name="Table18.B2" office:value-type="string">
                        <text:p text:style-name="P3">Score: military theme [Adagio].</text:p>
                        <text:p text:style-name="P3">Ambient sounds: boots on wood.</text:p>
                      </table:table-cell>
                    </table:table-row>
                    <table:table-row>
                      <table:table-cell table:style-name="Table18.A3" office:value-type="string">
                        <text:p text:style-name="P3">♫<text:span text:style-name="T7">2</text:span></text:p>
                      </table:table-cell>
                      <table:table-cell table:style-name="Table18.B3" office:value-type="string">
                        <text:p text:style-name="P3">Ambient sounds: iron on iron.</text:p>
                      </table:table-cell>
                    </table:table-row>
                  </table:table>
                  <text:p text:style-name="Table_20_Contents"/>
                </table:table-cell>
              </table:table-row>
            </table:table>
            <text:p text:style-name="P14"/>
          </table:table-cell>
          <table:covered-table-cell/>
        </table:table-row>
      </table:table>
      <text:p text:style-name="Text_20_body"/>
      <text:h text:style-name="P57" text:outline-level="3">The alchemist’s guild</text:h>
      <text:p text:style-name="P12">The alchemist’s guild is based in the city’s tower. Here the team will have to recover the book of the ancient language. There are two puzzles to solve:</text:p>
      <text:list xml:id="list3650096637" text:style-name="L6">
        <text:list-item>
          <text:p text:style-name="P22">Recovering the right ampoules to prepare a magic potion; this will serve to open the glass door located on the ground floor that protects the book.</text:p>
        </text:list-item>
        <text:list-item>
          <text:p text:style-name="P22">Pulling, in the right sequence, a group of three levers, which move libraries, located on the top floor, in order to recover a useful ampoule.</text:p>
        </text:list-item>
      </text:list>
      <text:h text:style-name="Heading_20_4" text:outline-level="4">Audio design</text:h>
      <text:p text:style-name="Standard">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52"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90"><draw:text-box fo:min-height="12.584cm"><text:p text:style-name="Picture"><draw:frame draw:style-name="fr13" draw:name="Image16" text:anchor-type="as-char" svg:width="19.001cm" style:rel-width="100%" svg:height="12.584cm" style:rel-height="scale" draw:z-index="91"><draw:image xlink:href="../../Resources/Levels/Radme/Cal/Blueprints/Market/Guild/Guild0.png" xlink:type="simple" xlink:show="embed" xlink:actuate="onLoad" loext:mime-type="image/png"/></draw:frame><text:span text:style-name="T1"><text:line-break/></text:span>Picture <text:sequence text:ref-name="refPicture22" text:name="Picture" text:formula="ooow:Picture+1" style:num-format="1">23</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92"><draw:text-box fo:min-height="14.817cm"><text:p text:style-name="Picture"><draw:frame draw:style-name="fr13" draw:name="Image15" text:anchor-type="as-char" svg:width="19.001cm" style:rel-width="100%" svg:height="14.817cm" style:rel-height="scale" draw:z-index="93"><draw:image xlink:href="../../Resources/Levels/Radme/Cal/Blueprints/Market/Guild/Guild1.png" xlink:type="simple" xlink:show="embed" xlink:actuate="onLoad" loext:mime-type="image/png"/></draw:frame><text:span text:style-name="T1"><text:line-break/></text:span>Picture <text:sequence text:ref-name="refPicture23" text:name="Picture" text:formula="ooow:Picture+1" style:num-format="1">24</text:sequence>: Floor 1</text:p></draw:text-box></draw:frame></text:p>
          </table:table-cell>
        </table:table-row>
        <text:soft-page-break/>
        <table:table-row>
          <table:table-cell table:style-name="guildfloor.A1" office:value-type="string">
            <text:p text:style-name="Table_20_Contents"><draw:frame draw:style-name="fr7" draw:name="Frame15" text:anchor-type="paragraph" svg:width="19.001cm" draw:z-index="0"><draw:text-box fo:min-height="14.226cm"><text:p text:style-name="Picture"><draw:frame draw:style-name="fr13" draw:name="Image14" text:anchor-type="as-char" svg:width="19.001cm" style:rel-width="100%" svg:height="14.226cm" style:rel-height="scale" draw:z-index="94"><draw:image xlink:href="../../Resources/Levels/Radme/Cal/Blueprints/Market/Guild/Guild2.png" xlink:type="simple" xlink:show="embed" xlink:actuate="onLoad" loext:mime-type="image/png"/></draw:frame><text:span text:style-name="T1"><text:line-break/></text:span>Picture <text:sequence text:ref-name="refPicture24" text:name="Picture" text:formula="ooow:Picture+1" style:num-format="1">25</text:sequence>: Floor 2</text:p></draw:text-box></draw:frame></text:p>
          </table:table-cell>
        </table:table-row>
      </table:table>
      <text:h text:style-name="Heading_20_4" text:outline-level="4">Alchemist’s puzzles</text:h>
      <text:p text:style-name="P12">The mini-games that the player must overcome to collect objects on the two floors are multiple and increase in difficulty in the highest floor of the tower. The typologies are: </text:p>
      <text:list xml:id="list1304932648" text:style-name="L7">
        <text:list-item>
          <text:p text:style-name="P27">Break locks to open doors, exploiting the talent of Markl</text:p>
        </text:list-item>
        <text:list-item>
          <text:p text:style-name="P27">Move crates that block the road and use them as riser to reach objects placed on top of some columns through the power of Sophie to command objects</text:p>
        </text:list-item>
        <text:list-item>
          <text:p text:style-name="P27">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text:soft-page-break/>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table-column table:style-name="Table2.B"/>
        <table:table-column table:style-name="Table2.C"/>
        <table:table-row>
          <table:table-cell table:style-name="Table2.A1" office:value-type="string">
            <text:p text:style-name="Standard"><draw:frame draw:style-name="fr8" draw:name="Frame39" text:anchor-type="as-char" svg:width="9.5cm" style:rel-width="100%" svg:height="8.331cm" style:rel-height="scale-min" draw:z-index="57"><draw:text-box><text:p text:style-name="Picture"><draw:frame draw:style-name="fr19" draw:name="graphics1" text:anchor-type="as-char" svg:width="9.497cm" style:rel-width="100%" svg:height="7.729cm" style:rel-height="scale" draw:z-index="58"><draw:image xlink:href="../../Resources/Levels/Radme/Cal/Blueprints/Market/Guild/puzzles/tutte%20le%20still.png" xlink:type="simple" xlink:show="embed" xlink:actuate="onLoad" loext:mime-type="image/png"/></draw:frame>Picture <text:sequence text:ref-name="refPicture25" text:name="Picture" text:formula="ooow:Picture+1" style:num-format="1">26</text:sequence>: Stills</text:p></draw:text-box></draw:frame></text:p>
          </table:table-cell>
          <table:table-cell table:style-name="Table2.A1" office:value-type="string">
            <text:p text:style-name="Standard"/>
          </table:table-cell>
          <table:table-cell table:style-name="Table2.A1" office:value-type="string">
            <text:p text:style-name="Standard"><draw:frame draw:style-name="fr8" draw:name="Frame40" text:anchor-type="as-char" svg:width="9.5cm" style:rel-width="100%" svg:height="8.149cm" style:rel-height="scale-min" draw:z-index="64"><draw:text-box><text:p text:style-name="Picture"><draw:frame draw:style-name="fr19" draw:name="graphics2" text:anchor-type="as-char" svg:width="9.497cm" style:rel-width="100%" svg:height="7.729cm" style:rel-height="scale" draw:z-index="65"><draw:image xlink:href="../../Resources/Levels/Radme/Cal/Blueprints/Market/Guild/puzzles/lsd.png" xlink:type="simple" xlink:show="embed" xlink:actuate="onLoad" loext:mime-type="image/png"/></draw:frame>Picture <text:sequence text:ref-name="refPicture26" text:name="Picture" text:formula="ooow:Picture+1" style:num-format="1">27</text:sequence>: Completed puzzle</text:p></draw:text-box></draw:frame></text:p>
          </table:table-cell>
        </table:table-row>
      </table:table>
      <text:h text:style-name="Heading_20_4" text:outline-level="4"><draw:frame draw:style-name="fr9" draw:name="Frame31" text:anchor-type="paragraph" svg:width="4.89cm" draw:z-index="5"><draw:text-box fo:min-height="7.999cm"><text:p text:style-name="Picture"><draw:frame draw:style-name="fr13" draw:name="Image50" text:anchor-type="as-char" svg:width="4.89cm" style:rel-width="100%" svg:height="7.999cm" style:rel-height="scale" draw:z-index="61"><draw:image xlink:href="../../Resources/Levels/Radme/Cal/Blueprints/Market/Guild/puzzles/Recipe-scroll-cartoon.png" xlink:type="simple" xlink:show="embed" xlink:actuate="onLoad" loext:mime-type="image/png"/></draw:frame><text:span text:style-name="T1"><text:line-break/></text:span>Picture <text:sequence text:ref-name="refPicture27" text:name="Picture" text:formula="ooow:Picture+1" style:num-format="1">28</text:sequence>: Recipe of the potion</text:p></draw:text-box></draw:frame>The recipe of the potion</text:h>
      <text:p text:style-name="Standard">The potion that the magic doors melts.</text:p>
      <text:p text:style-name="Standard">The recipe is simple but the right elements you need to find. To get started, go to the ingredients cabinet, where the Northern Lights you have to catch.</text:p>
      <text:p text:style-name="Standard">Once found it, the adventure has just begun. You need the right tools, lying on the 2 floors.</text:p>
      <text:p text:style-name="Standard">There are five of them between the two floors spreaded. On the first floor you will find: the vertical tube that could contain a snake in itself, an ampoule fills with two brothers, one big and one thin, attached each other. Finally you have to retrieve a glass tube still in this floor, which a black belt wears in the middle of the body.</text:p>
      <text:p text:style-name="Standard">On the second floor instead you will find the last two pieces: another tube with the belt you have to look for, this time he is not standing but lying down. Finally look for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ext:p text:style-name="Standard"/>
      <table:table table:name="Table48" table:style-name="Table48">
        <table:table-column table:style-name="Table48.A"/>
        <table:table-column table:style-name="Table48.B"/>
        <table:table-row>
          <table:table-cell table:style-name="Table48.A1" office:value-type="string">
            <text:p text:style-name="P19">Puzzle prop.</text:p>
          </table:table-cell>
          <table:table-cell table:style-name="Table48.B1" office:value-type="string">
            <text:p text:style-name="P19">Value</text:p>
          </table:table-cell>
        </table:table-row>
        <table:table-row>
          <table:table-cell table:style-name="Table48.A2" office:value-type="string">
            <text:p text:style-name="P3">AVG duration</text:p>
          </table:table-cell>
          <table:table-cell table:style-name="Table48.B2" office:value-type="string">
            <text:p text:style-name="P3">30 min</text:p>
          </table:table-cell>
        </table:table-row>
        <table:table-row table:style-name="Table48.3">
          <table:table-cell table:style-name="Table48.A3" office:value-type="string">
            <text:p text:style-name="P3">Difficulty</text:p>
          </table:table-cell>
          <table:table-cell table:style-name="Table48.B3" office:value-type="string">
            <text:p text:style-name="P3">6/10</text:p>
          </table:table-cell>
        </table:table-row>
      </table:table>
      <text:p text:style-name="Standard"/>
      <text:h text:style-name="P53" text:outline-level="4">Levers puzzle</text:h>
      <table:table table:name="Table7" table:style-name="Table7">
        <table:table-column table:style-name="Table7.A"/>
        <table:table-column table:style-name="Table7.B"/>
        <table:table-row>
          <table:table-cell table:style-name="Table7.A1" office:value-type="string">
            <text:p text:style-name="P12">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3596262386" text:style-name="L8">
              <text:list-item>
                <text:p text:style-name="P28">Library that goes up → number up.</text:p>
              </text:list-item>
              <text:list-item>
                <text:p text:style-name="P28">Library that drops → number down.</text:p>
              </text:list-item>
            </text:list>
          </table:table-cell>
          <table:table-cell table:style-name="Table7.A1" table:number-rows-spanned="2" office:value-type="string">
            <text:p text:style-name="Table_20_Contents"><draw:frame draw:style-name="fr10" draw:name="Frame25" text:anchor-type="as-char" svg:y="-17.754cm" svg:width="11.513cm" draw:z-index="24"><draw:text-box fo:min-height="18.494cm"><text:p text:style-name="Picture"><draw:frame draw:style-name="fr13" draw:name="Image17" text:anchor-type="as-char" svg:width="11.513cm" style:rel-width="100%" svg:height="18.494cm" style:rel-height="scale" draw:z-index="26"><draw:image xlink:href="../../Resources/Levels/Radme/Cal/Blueprints/Market/Guild/Alchemist's%20puzzle-Libraries'%20behavior.png" xlink:type="simple" xlink:show="embed" xlink:actuate="onLoad" loext:mime-type="image/png"/></draw:frame><text:span text:style-name="T1"><text:line-break/></text:span>Picture <text:sequence text:ref-name="refPicture28" text:name="Picture" text:formula="ooow:Picture+1" style:num-format="1">29</text:sequence>: Behavioral diagram of the libraries</text:p></draw:text-box></draw:frame></text:p>
            <text:p text:style-name="Table_20_Contents"/>
            <table:table table:name="Table47" table:style-name="Table47">
              <table:table-column table:style-name="Table47.A"/>
              <table:table-column table:style-name="Table47.B"/>
              <table:table-row>
                <table:table-cell table:style-name="Table47.A1" office:value-type="string">
                  <text:p text:style-name="P19">Puzzle prop.</text:p>
                </table:table-cell>
                <table:table-cell table:style-name="Table47.B1" office:value-type="string">
                  <text:p text:style-name="P19">Value</text:p>
                </table:table-cell>
              </table:table-row>
              <table:table-row>
                <table:table-cell table:style-name="Table47.A2" office:value-type="string">
                  <text:p text:style-name="P3">AVG duration</text:p>
                </table:table-cell>
                <table:table-cell table:style-name="Table47.B2" office:value-type="string">
                  <text:p text:style-name="P3">5 min</text:p>
                </table:table-cell>
              </table:table-row>
              <table:table-row table:style-name="Table47.3">
                <table:table-cell table:style-name="Table47.A3" office:value-type="string">
                  <text:p text:style-name="P3">Difficulty</text:p>
                </table:table-cell>
                <table:table-cell table:style-name="Table47.B3" office:value-type="string">
                  <text:p text:style-name="P3">4/10</text:p>
                </table:table-cell>
              </table:table-row>
            </table:table>
            <text:p text:style-name="Table_20_Contents"/>
          </table:table-cell>
        </table:table-row>
        <table:table-row table:style-name="Table7.2">
          <table:table-cell table:style-name="Table7.A1" office:value-type="string">
            <text:p text:style-name="P5"><draw:frame draw:style-name="fr11" draw:name="Frame18" text:anchor-type="as-char" svg:width="5.205cm" draw:z-index="27"><draw:text-box fo:min-height="6.006cm"><text:p text:style-name="P17"><draw:frame draw:style-name="fr16" draw:name="Image31" text:anchor-type="as-char" svg:width="4.9cm" svg:height="4.821cm" draw:z-index="28"><draw:image xlink:href="../../Resources/Levels/Radme/Cal/Blueprints/Market/Guild/libraries.png" xlink:type="simple" xlink:show="embed" xlink:actuate="onLoad" loext:mime-type="image/png"/></draw:frame><text:span text:style-name="T1"><text:line-break/></text:span>Picture <text:sequence text:ref-name="refPicture29" text:name="Picture" text:formula="ooow:Picture+1" style:num-format="1">30</text:sequence>: Libraries and levers</text:p></draw:text-box></draw:frame></text:p>
          </table:table-cell>
          <table:covered-table-cell/>
        </table:table-row>
      </table:table>
      <text:h text:style-name="P30" text:outline-level="2">The sewers</text:h>
      <table:table table:name="Table30" table:style-name="Table30">
        <table:table-column table:style-name="Table30.A"/>
        <table:table-row>
          <table:table-cell table:style-name="Table30.A1" office:value-type="string">
            <text:p text:style-name="P12">In the sewers there are several water basins that can be crossed through mechanisms present in adjacent rooms. Rusty stairs allow the passage between the different levels of the sewers. They pass through the basins swimming in the water infested with fetid animals covered with slime. Finally in the biggest bas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4" draw:name="Frame9" text:anchor-type="as-char" svg:width="16.439cm" draw:z-index="32"><draw:text-box fo:min-height="13cm"><text:p text:style-name="Picture"><draw:frame draw:style-name="fr16" draw:name="Image9" text:anchor-type="as-char" svg:width="15.93cm" svg:height="12cm" draw:z-index="33"><draw:image xlink:href="../../Resources/Levels/Radme/Cal/Blueprints/Sewers/Sewers%20-%20detailed%20-%20sketch.png" xlink:type="simple" xlink:show="embed" xlink:actuate="onLoad" loext:mime-type="image/png"/></draw:frame><text:span text:style-name="T1"><text:line-break/></text:span>Picture <text:sequence text:ref-name="refPicture30" text:name="Picture" text:formula="ooow:Picture+1" style:num-format="1">31</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19">ID</text:p>
                  </table:table-cell>
                  <table:table-cell table:style-name="Table31.B1" office:value-type="string">
                    <text:p text:style-name="P19">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h text:style-name="Heading_20_3" text:outline-level="3"><text:soft-page-break/>Sewers’ puzzle</text:h>
      <text:p text:style-name="Text_20_body">The sewers are composed of three areas, and in each of them the player needs to solve an environmental puzzle to continue his journey.</text:p>
      <text:p text:style-name="Standard">This is based on a sequence of water basins, which can be filled or emptied with a levers system. The player have to understand how the levers work to cross the water basins and to reach the end of the area.</text:p>
      <text:p text:style-name="Standard">The player is helped by the environment, indeed near each water basins there is a sign which indicates its volume, and near each lever there is a sign which indicates how it works on the basins.</text:p>
      <text:p text:style-name="Standard">To resolve this puzzles the player must not only find the right combinations of levers, indeed he has to look around to understand how the environment “behaves”.</text:p>
      <text:p text:style-name="Standard">To cross a basins it must be full of water or there must be some object, like a rope or a stair, which helps the team to go through the basins, also in the case it isn’t full of water.</text:p>
      <text:p text:style-name="Standard">The levers are considered as a switch. They have 2 state: 0 up (<draw:frame draw:style-name="fr17" draw:name="Image52" text:anchor-type="as-char" svg:width="0.499cm" svg:height="0.499cm" draw:z-index="76"><draw:image xlink:href="../../Resources/Levels/Radme/Cal/Blueprints/icone%20mappa/levaSU.png" xlink:type="simple" xlink:show="embed" xlink:actuate="onLoad" loext:mime-type="image/png"/></draw:frame>) and 1 down (<draw:frame draw:style-name="fr17" draw:name="Image53" text:anchor-type="as-char" svg:width="0.499cm" svg:height="0.499cm" draw:z-index="77"><draw:image xlink:href="../../Resources/Levels/Radme/Cal/Blueprints/icone%20mappa/levaGIU.png" xlink:type="simple" xlink:show="embed" xlink:actuate="onLoad" loext:mime-type="image/png"/></draw:frame>). When you pull the lever, it changes state and it remains in the new one.</text:p>
      <text:p text:style-name="Standard">The water basins usually have three states: full, half full and empty. When a basin is full the team can swim to reach the other side. If the basins are empty the team could reach the ground but only if there is a rope climb along the wall.</text:p>
      <text:h text:style-name="Heading_20_4" text:outline-level="4">First part</text:h>
      <text:p text:style-name="Text_20_body">In the first part, as you can see in the pictures below, the player must reach the stairs in the man-hole on the basement of the basin B1, when it is empty. To do that he has to overcome B0 swimming, after filling it with L0. Fills B1 with L2 and than pulls L3. Near L3 the player grabs 2 ropes which allows him to cross B1 and B0 regardless of the water level. Than goes back, pulling L1 and opening the road to the stair on the bottom of B1.</text:p>
      <table:table table:name="Table41" table:style-name="Table41">
        <table:table-column table:style-name="Table41.A"/>
        <table:table-column table:style-name="Table41.B"/>
        <table:table-row>
          <table:table-cell table:style-name="Table41.A1" office:value-type="string">
            <text:p text:style-name="Table_20_Contents"><draw:frame draw:style-name="fr1" draw:name="Frame32" text:anchor-type="as-char" svg:width="14cm" draw:z-index="82"><draw:text-box fo:min-height="4.21cm"><text:p text:style-name="Picture"><draw:frame draw:style-name="fr13" draw:name="Image58" text:anchor-type="as-char" svg:width="14cm" style:rel-width="100%" svg:height="4.21cm" style:rel-height="scale" draw:z-index="87"><draw:image xlink:href="../../Resources/Levels/Radme/Cal/Blueprints/Sewers/Sewers%20-%20focus%20on%20puzzle's%20first%20step.png" xlink:type="simple" xlink:show="embed" xlink:actuate="onLoad" loext:mime-type="image/png"/></draw:frame><text:span text:style-name="T1"><text:line-break/></text:span>Picture <text:sequence text:ref-name="refPicture31" text:name="Picture" text:formula="ooow:Picture+1" style:num-format="1">32</text:sequence>: Sewer detail: puzzle part 1</text:p></draw:text-box></draw:frame></text:p>
          </table:table-cell>
          <table:table-cell table:style-name="Table41.A1" office:value-type="string">
            <table:table table:name="Table42" table:style-name="Table42">
              <table:table-column table:style-name="Table42.A"/>
              <table:table-column table:style-name="Table42.B"/>
              <table:table-row>
                <table:table-cell table:style-name="Table42.A1" office:value-type="string">
                  <text:p text:style-name="P19">Puzzle prop.</text:p>
                </table:table-cell>
                <table:table-cell table:style-name="Table42.B1" office:value-type="string">
                  <text:p text:style-name="P19">Value</text:p>
                </table:table-cell>
              </table:table-row>
              <table:table-row table:style-name="Table42.2">
                <table:table-cell table:style-name="Table42.A2" office:value-type="string">
                  <text:p text:style-name="P3">AVG duration</text:p>
                </table:table-cell>
                <table:table-cell table:style-name="Table42.B2" office:value-type="string">
                  <text:p text:style-name="P3">8 min</text:p>
                </table:table-cell>
              </table:table-row>
              <table:table-row>
                <table:table-cell table:style-name="Table42.A3" office:value-type="string">
                  <text:p text:style-name="P3">Difficulty</text:p>
                </table:table-cell>
                <table:table-cell table:style-name="Table42.B3" office:value-type="string">
                  <text:p text:style-name="P3">4/10</text:p>
                </table:table-cell>
              </table:table-row>
            </table:table>
            <text:p text:style-name="Table_20_Contents"/>
          </table:table-cell>
        </table:table-row>
      </table:table>
      <text:h text:style-name="Heading_20_5" text:outline-level="5">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4">Water Basins</text:p>
            </table:table-cell>
            <table:table-cell table:style-name="Tabella1.A1" office:value-type="string">
              <text:p text:style-name="P4">Max capacity</text:p>
            </table:table-cell>
            <table:table-cell table:style-name="Tabella1.A1" office:value-type="string">
              <text:p text:style-name="P4">Time</text:p>
            </table:table-cell>
            <table:table-cell table:style-name="Tabella1.D1" office:value-type="string">
              <text:p text:style-name="P4">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5" text:outline-level="5">Levers</text:h>
      <table:table table:name="Tabella2" table:style-name="Tabella2">
        <table:table-column table:style-name="Tabella2.A" table:number-columns-repeated="3"/>
        <table:table-column table:style-name="Tabella2.D"/>
        <table:table-row table:style-name="Tabella2.1">
          <table:table-cell table:style-name="Tabella2.A1" office:value-type="string">
            <text:p text:style-name="P4">Levers</text:p>
          </table:table-cell>
          <table:table-cell table:style-name="Tabella2.A1" office:value-type="string">
            <text:p text:style-name="P4">Time</text:p>
          </table:table-cell>
          <table:table-cell table:style-name="Tabella2.C1" office:value-type="string">
            <text:p text:style-name="P4">State</text:p>
          </table:table-cell>
          <table:table-cell table:style-name="Tabella2.C1" office:value-type="string">
            <text:p text:style-name="P4">Levers Behave</text:p>
          </table:table-cell>
        </table:table-row>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4176806572" text:style-name="L9">
              <text:list-item>
                <text:p text:style-name="P33">0 → 1:</text:p>
                <text:list>
                  <text:list-item>
                    <text:p text:style-name="P33">B0 = 1</text:p>
                  </text:list-item>
                  <text:list-item>
                    <text:p text:style-name="P33">B1 = 0</text:p>
                  </text:list-item>
                </text:list>
              </text:list-item>
              <text:list-item>
                <text:p text:style-name="P33">1 → 0:</text:p>
                <text:list>
                  <text:list-item>
                    <text:p text:style-name="P33">B0 = 0</text:p>
                  </text:list-item>
                  <text:list-item>
                    <text:p text:style-name="P33">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3467222843" text:style-name="L10">
              <text:list-item>
                <text:p text:style-name="P34">0 → 1:</text:p>
                <text:list>
                  <text:list-item>
                    <text:p text:style-name="P34">B0 = B0 - 0.5</text:p>
                  </text:list-item>
                  <text:list-item>
                    <text:p text:style-name="P34">B1 = B1 + 0.5</text:p>
                  </text:list-item>
                </text:list>
              </text:list-item>
              <text:list-item>
                <text:p text:style-name="P34">1 → 0:</text:p>
                <text:list>
                  <text:list-item>
                    <text:p text:style-name="P34"><text:soft-page-break/>B0 = + 0.5</text:p>
                  </text:list-item>
                  <text:list-item>
                    <text:p text:style-name="P34">B1 = - 0.5</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3541041788" text:style-name="L11">
              <text:list-item>
                <text:p text:style-name="P35">0 → 1:</text:p>
                <text:list>
                  <text:list-item>
                    <text:p text:style-name="P35">B0 = 0</text:p>
                  </text:list-item>
                  <text:list-item>
                    <text:p text:style-name="P35">B1 = 1</text:p>
                  </text:list-item>
                </text:list>
              </text:list-item>
              <text:list-item>
                <text:p text:style-name="P35">1 → 0:</text:p>
                <text:list>
                  <text:list-item>
                    <text:p text:style-name="P35">B0 = 1</text:p>
                  </text:list-item>
                  <text:list-item>
                    <text:p text:style-name="P35">B1 = 0</text:p>
                  </text:list-item>
                </text:list>
              </text:list-item>
            </text:list>
          </table:table-cell>
        </table:table-row>
        <table:table-row table:style-name="Tabella2.1">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130921161922652" text:continue-numbering="true" text:style-name="L11">
              <text:list-item>
                <text:p text:style-name="P35">0 → 1:</text:p>
                <text:list>
                  <text:list-item>
                    <text:p text:style-name="P35">B0 = B0 + 0.5</text:p>
                  </text:list-item>
                  <text:list-item>
                    <text:p text:style-name="P35">B1 = B1 – 0.5</text:p>
                  </text:list-item>
                </text:list>
              </text:list-item>
              <text:list-item>
                <text:p text:style-name="P35">1 → 0:</text:p>
                <text:list>
                  <text:list-item>
                    <text:p text:style-name="P35">B0 = B0 - 0.5</text:p>
                  </text:list-item>
                  <text:list-item>
                    <text:p text:style-name="P35">B1 = B1 + 0.5</text:p>
                  </text:list-item>
                </text:list>
              </text:list-item>
            </text:list>
          </table:table-cell>
        </table:table-row>
      </table:table>
      <text:h text:style-name="Heading_20_5" text:outline-level="5">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4">Iteration</text:p>
            </table:table-cell>
            <table:table-cell table:style-name="Tabella3.A1" office:value-type="string">
              <text:p text:style-name="P4">Levers pull</text:p>
            </table:table-cell>
            <table:table-cell table:style-name="Tabella3.C1" office:value-type="string">
              <text:p text:style-name="P4">Lever’s pulled new state</text:p>
            </table:table-cell>
            <table:table-cell table:style-name="Tabella3.C1" office:value-type="string">
              <text:p text:style-name="P4">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433480580" text:style-name="L12">
              <text:list-item>
                <text:p text:style-name="P36">B0 = B0 + 1 = 1 (can be crossed swimming)</text:p>
              </text:list-item>
              <text:list-item>
                <text:p text:style-name="P36">B1 = B1 – 1 = 0</text:p>
              </text:list-item>
              <text:list-item>
                <text:p text:style-name="P36">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2048993652" text:style-name="L13">
              <text:list-item>
                <text:p text:style-name="P37">B0 = B0 – 1 = 0</text:p>
              </text:list-item>
              <text:list-item>
                <text:p text:style-name="P37">B1 = B1 + 1 = 1 (can be crossed swimming)</text:p>
              </text:list-item>
              <text:list-item>
                <text:p text:style-name="P37">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1115578791" text:style-name="L14">
              <text:list-item>
                <text:p text:style-name="P38">B0 = B0 + 0.5 = 0,5 </text:p>
              </text:list-item>
              <text:list-item>
                <text:p text:style-name="P38">B1 = B1 – 0,5 = 0,5</text:p>
              </text:list-item>
              <text:list-item>
                <text:p text:style-name="P38">Rope throw from floor where is L3 to floor where is L2(necessary to overcome the basins which is half full when he pull down the lever)</text:p>
              </text:list-item>
              <text:list-item>
                <text:p text:style-name="P38">Take another rope to thrown down from L2's floor in the basins to reach the ground near L0.</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291585910" text:style-name="L15">
              <text:list-item>
                <text:p text:style-name="P39">B0 = B0 + 0,5 = 1 (can be crossed swimming)</text:p>
              </text:list-item>
              <text:list-item>
                <text:p text:style-name="P39">B1 = B1 – 0,5 = 0</text:p>
              </text:list-item>
              <text:list-item>
                <text:p text:style-name="P39">Use the rope you throw down before to reach the ground and the exit</text:p>
              </text:list-item>
            </text:list>
          </table:table-cell>
        </table:table-row>
      </table:table>
      <text:p text:style-name="Text_20_body"/>
      <text:h text:style-name="P53" text:outline-level="4">Second part</text:h>
      <text:p text:style-name="Text_20_body">In the second part the player must find a way to open the door which blocks the access to the stairs on the right part of the map. To do that he must overcome the first basin which is full when he arrives. After that he finds two levers near room 3: L0 and L1, L1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pulls L1 up again so he can reach the stairs by swimming in B2 that has been filled.</text:p>
      <table:table table:name="Table43" table:style-name="Table43">
        <table:table-column table:style-name="Table43.A"/>
        <table:table-column table:style-name="Table43.B"/>
        <table:table-row>
          <table:table-cell table:style-name="Table43.A1" office:value-type="string">
            <text:p text:style-name="Table_20_Contents"><draw:frame draw:style-name="fr1" draw:name="Frame33" text:anchor-type="as-char" svg:width="10.749cm" draw:z-index="41"><draw:text-box fo:min-height="7.28cm"><text:p text:style-name="Picture"><draw:frame draw:style-name="fr13" draw:name="Image59" text:anchor-type="as-char" svg:width="10.749cm" style:rel-width="100%" svg:height="7.28cm" style:rel-height="scale" draw:z-index="43"><draw:image xlink:href="../../Resources/Levels/Radme/Cal/Blueprints/Sewers/Sewers%20-%20focus%20on%20puzzl's%20second%20step.png" xlink:type="simple" xlink:show="embed" xlink:actuate="onLoad" loext:mime-type="image/png"/></draw:frame><text:span text:style-name="T1"><text:line-break/></text:span>Picture <text:sequence text:ref-name="refPicture32" text:name="Picture" text:formula="ooow:Picture+1" style:num-format="1">33</text:sequence>: Sewer detail: puzzle part 2</text:p></draw:text-box></draw:frame></text:p>
          </table:table-cell>
          <table:table-cell table:style-name="Table43.A1" office:value-type="string">
            <table:table table:name="Table44" table:style-name="Table44">
              <table:table-column table:style-name="Table44.A"/>
              <table:table-column table:style-name="Table44.B"/>
              <table:table-row>
                <table:table-cell table:style-name="Table44.A1" office:value-type="string">
                  <text:p text:style-name="P19">Puzzle prop.</text:p>
                </table:table-cell>
                <table:table-cell table:style-name="Table44.B1" office:value-type="string">
                  <text:p text:style-name="P19">Value</text:p>
                </table:table-cell>
              </table:table-row>
              <table:table-row table:style-name="Table44.2">
                <table:table-cell table:style-name="Table44.A2" office:value-type="string">
                  <text:p text:style-name="P3">AVG duration</text:p>
                </table:table-cell>
                <table:table-cell table:style-name="Table44.B2" office:value-type="string">
                  <text:p text:style-name="P3">10 min</text:p>
                </table:table-cell>
              </table:table-row>
              <table:table-row>
                <table:table-cell table:style-name="Table44.A3" office:value-type="string">
                  <text:p text:style-name="P3">Difficulty</text:p>
                </table:table-cell>
                <table:table-cell table:style-name="Table44.B3" office:value-type="string">
                  <text:p text:style-name="P3">5/10</text:p>
                </table:table-cell>
              </table:table-row>
            </table:table>
            <text:p text:style-name="Table_20_Contents"/>
          </table:table-cell>
        </table:table-row>
      </table:table>
      <text:h text:style-name="Heading_20_5" text:outline-level="5">Basins</text:h>
      <table:table table:name="Tabella6" table:style-name="Tabella6">
        <table:table-column table:style-name="Tabella6.A" table:number-columns-repeated="2"/>
        <table:table-column table:style-name="Tabella6.C"/>
        <table:table-column table:style-name="Tabella6.D"/>
        <table:table-row>
          <table:table-cell table:style-name="Tabella6.A1" office:value-type="string">
            <text:p text:style-name="P4">Water Basins</text:p>
          </table:table-cell>
          <table:table-cell table:style-name="Tabella6.A1" office:value-type="string">
            <text:p text:style-name="P19">Max capacity</text:p>
          </table:table-cell>
          <table:table-cell table:style-name="Tabella6.C1" office:value-type="string">
            <text:p text:style-name="P4">Time</text:p>
          </table:table-cell>
          <table:table-cell table:style-name="Tabella6.C1" office:value-type="string">
            <text:p text:style-name="P4">State</text:p>
          </table:table-cell>
        </table:table-row>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C2" office:value-type="string">
            <text:p text:style-name="P3">Start</text:p>
          </table:table-cell>
          <table:table-cell table:style-name="Tabella6.C2" office:value-type="string">
            <text:p text:style-name="P3">Full (= 1) </text:p>
          </table:table-cell>
        </table:table-row>
        <table:table-row table:style-name="Tabella6.2">
          <table:table-cell table:style-name="Tabella6.A3" office:value-type="string">
            <text:p text:style-name="P3">B1</text:p>
          </table:table-cell>
          <table:table-cell table:style-name="Tabella6.A3" office:value-type="string">
            <text:p text:style-name="P3">1</text:p>
          </table:table-cell>
          <table:table-cell table:style-name="Tabella6.C3" office:value-type="string">
            <text:p text:style-name="P3">Start</text:p>
          </table:table-cell>
          <table:table-cell table:style-name="Tabella6.C3" office:value-type="string">
            <text:p text:style-name="P3">Empty (= 0) </text:p>
          </table:table-cell>
        </table:table-row>
        <table:table-row>
          <table:table-cell table:style-name="Tabella6.A2" office:value-type="string">
            <text:p text:style-name="P3">B2</text:p>
          </table:table-cell>
          <table:table-cell table:style-name="Tabella6.A2" office:value-type="string">
            <text:p text:style-name="P3">0.5</text:p>
          </table:table-cell>
          <table:table-cell table:style-name="Tabella6.C2" office:value-type="string">
            <text:p text:style-name="P3">Start</text:p>
          </table:table-cell>
          <table:table-cell table:style-name="Tabella6.C2" office:value-type="string">
            <text:p text:style-name="P3">Empty (= 0) </text:p>
          </table:table-cell>
        </table:table-row>
      </table:table>
      <text:h text:style-name="Heading_20_5" text:outline-level="5"><text:soft-page-break/>Levers</text:h>
      <table:table table:name="Tabella5" table:style-name="Tabella5">
        <table:table-column table:style-name="Tabella5.A" table:number-columns-repeated="3"/>
        <table:table-column table:style-name="Tabella5.D"/>
        <table:table-header-rows>
          <table:table-row table:style-name="Tabella5.1">
            <table:table-cell table:style-name="Tabella5.A1" office:value-type="string">
              <text:p text:style-name="P4">Levers</text:p>
            </table:table-cell>
            <table:table-cell table:style-name="Tabella5.A1" office:value-type="string">
              <text:p text:style-name="P4">Time</text:p>
            </table:table-cell>
            <table:table-cell table:style-name="Tabella5.C1" office:value-type="string">
              <text:p text:style-name="P4">State</text:p>
            </table:table-cell>
            <table:table-cell table:style-name="Tabella5.C1" office:value-type="string">
              <text:p text:style-name="P4">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130922224981713" text:continue-list="list4176806572" text:style-name="L9">
              <text:list-item>
                <text:p text:style-name="P33">0 → 1:</text:p>
                <text:list>
                  <text:list-item>
                    <text:p text:style-name="P33">B0 = 0</text:p>
                  </text:list-item>
                  <text:list-item>
                    <text:p text:style-name="P33">B1 = 0.5</text:p>
                  </text:list-item>
                  <text:list-item>
                    <text:p text:style-name="P33">B2 = 0.5</text:p>
                  </text:list-item>
                </text:list>
              </text:list-item>
              <text:list-item>
                <text:p text:style-name="P33">1 → 0:</text:p>
                <text:list>
                  <text:list-item>
                    <text:p text:style-name="P33">B0 = 1</text:p>
                  </text:list-item>
                  <text:list-item>
                    <text:p text:style-name="P33">B1 = 0</text:p>
                  </text:list-item>
                  <text:list-item>
                    <text:p text:style-name="P33">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3259697508" text:style-name="L16">
              <text:list-item>
                <text:p text:style-name="P40">Without stick</text:p>
              </text:list-item>
              <text:list-item>
                <text:p text:style-name="P40">When the stick is rescue → state = 0</text:p>
              </text:list-item>
            </text:list>
          </table:table-cell>
          <table:table-cell table:style-name="Tabella5.C3" office:value-type="string">
            <text:list xml:id="list1908761047" text:style-name="L17">
              <text:list-item>
                <text:p text:style-name="P41">0 → 1:</text:p>
                <text:list>
                  <text:list-item>
                    <text:p text:style-name="P41">B0 = 0</text:p>
                  </text:list-item>
                  <text:list-item>
                    <text:p text:style-name="P41">B1 = B1 + 0.5</text:p>
                  </text:list-item>
                  <text:list-item>
                    <text:p text:style-name="P41">B2 = B2 – 0.5</text:p>
                  </text:list-item>
                </text:list>
              </text:list-item>
              <text:list-item>
                <text:p text:style-name="P41">1 → 0:</text:p>
                <text:list>
                  <text:list-item>
                    <text:p text:style-name="P41">B0 = 0</text:p>
                  </text:list-item>
                  <text:list-item>
                    <text:p text:style-name="P41">B1 = B1 – 0.5</text:p>
                  </text:list-item>
                  <text:list-item>
                    <text:p text:style-name="P41">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2095996675" text:style-name="L18">
              <text:list-item>
                <text:p text:style-name="P42">0 → 1:</text:p>
                <text:list>
                  <text:list-item>
                    <text:p text:style-name="P42">Door closes</text:p>
                  </text:list-item>
                </text:list>
              </text:list-item>
              <text:list-item>
                <text:p text:style-name="P42">1 → 0:</text:p>
                <text:list>
                  <text:list-item>
                    <text:p text:style-name="P42">Door opens</text:p>
                  </text:list-item>
                </text:list>
              </text:list-item>
            </text:list>
          </table:table-cell>
        </table:table-row>
      </table:table>
      <text:h text:style-name="Heading_20_5" text:outline-level="5">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4">Iteration</text:p>
            </table:table-cell>
            <table:table-cell table:style-name="Tabella4.A1" office:value-type="string">
              <text:p text:style-name="P4">Levers pull</text:p>
            </table:table-cell>
            <table:table-cell table:style-name="Tabella4.C1" office:value-type="string">
              <text:p text:style-name="P4">Lever’s pulled new state</text:p>
            </table:table-cell>
            <table:table-cell table:style-name="Tabella4.C1" office:value-type="string">
              <text:p text:style-name="P4">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81495484" text:style-name="L19">
              <text:list-item>
                <text:p text:style-name="P43">B0 = B0 – 1 = 0</text:p>
              </text:list-item>
              <text:list-item>
                <text:p text:style-name="P43">B1 = B1 + 0, 5 =0.5</text:p>
              </text:list-item>
              <text:list-item>
                <text:p text:style-name="P43">B2 =B2 + 0.5 = 0, 5</text:p>
              </text:list-item>
              <text:list-item>
                <text:p text:style-name="P43">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4103044917" text:style-name="L20">
              <text:list-item>
                <text:p text:style-name="P44">B0 = 0</text:p>
              </text:list-item>
              <text:list-item>
                <text:p text:style-name="P44">B1 = B1 + 0.5 = 1 (can be crossed swimming)</text:p>
              </text:list-item>
              <text:list-item>
                <text:p text:style-name="P44">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289641268" text:style-name="L21">
              <text:list-item>
                <text:p text:style-name="P45">Door opens</text:p>
              </text:list-item>
              <text:list-item>
                <text:p text:style-name="P45">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2122456346" text:style-name="L22">
              <text:list-item>
                <text:p text:style-name="P46">B0 = 0</text:p>
              </text:list-item>
              <text:list-item>
                <text:p text:style-name="P46">B1 = B1 – 0.5 = 0</text:p>
              </text:list-item>
              <text:list-item>
                <text:p text:style-name="P46">B2 = B2 + 0.5 = 1 (can be crossed swimming)</text:p>
              </text:list-item>
              <text:list-item>
                <text:p text:style-name="P46">Now he can swim through B2 and reach the stairs</text:p>
              </text:list-item>
            </text:list>
          </table:table-cell>
        </table:table-row>
      </table:table>
      <text:h text:style-name="P53" text:outline-level="4">Third part</text:h>
      <text:p text:style-name="Text_20_body">In the last part the player must empty the B2 to reach the stairs that allow him to continue. To do that he has to pull down L0 which fill B0. Now the player can reach L1 which empties halfway B0, preventing him from going back, but fills B1 to the maximum of its capacity. Near L1 there is a secret passage in which Markl must pass to reach the near corridor and throw the rope into the B0. This is in fact necessary because the basin is half empty and corridor to be reached is placed at a height greater than the control platform in which they are located. Now the player can cross B1 and activate two times L0 in order to (first fill and than) empty B2 and reaches the stairs. When the team empty B2 and reaches the ground, the mud monster appears.</text:p>
      <table:table table:name="Table45" table:style-name="Table45">
        <table:table-column table:style-name="Table45.A"/>
        <table:table-column table:style-name="Table45.B"/>
        <table:table-row>
          <table:table-cell table:style-name="Table45.A1" office:value-type="string">
            <text:p text:style-name="Table_20_Contents"><draw:frame draw:style-name="fr1" draw:name="Frame34" text:anchor-type="as-char" svg:width="9.952cm" draw:z-index="8"><draw:text-box fo:min-height="11.381cm"><text:p text:style-name="Picture"><draw:frame draw:style-name="fr13" draw:name="Image60" text:anchor-type="as-char" svg:width="9.952cm" style:rel-width="100%" svg:height="11.381cm" style:rel-height="scale" draw:z-index="9"><draw:image xlink:href="../../Resources/Levels/Radme/Cal/Blueprints/Sewers/Sewers%20-focus%20on%20puzzle's%20third%20step.png" xlink:type="simple" xlink:show="embed" xlink:actuate="onLoad" loext:mime-type="image/png"/></draw:frame><text:span text:style-name="T1"><text:line-break/></text:span>Picture <text:sequence text:ref-name="refPicture33" text:name="Picture" text:formula="ooow:Picture+1" style:num-format="1">34</text:sequence>: Sewer detail: puzzle part 3</text:p></draw:text-box></draw:frame></text:p>
          </table:table-cell>
          <table:table-cell table:style-name="Table45.A1" office:value-type="string">
            <table:table table:name="Table46" table:style-name="Table46">
              <table:table-column table:style-name="Table46.A"/>
              <table:table-column table:style-name="Table46.B"/>
              <table:table-row>
                <table:table-cell table:style-name="Table46.A1" office:value-type="string">
                  <text:p text:style-name="P19">Puzzle prop.</text:p>
                </table:table-cell>
                <table:table-cell table:style-name="Table46.B1" office:value-type="string">
                  <text:p text:style-name="P19">Value</text:p>
                </table:table-cell>
              </table:table-row>
              <table:table-row>
                <table:table-cell table:style-name="Table46.A2" office:value-type="string">
                  <text:p text:style-name="P3">AVG duration</text:p>
                </table:table-cell>
                <table:table-cell table:style-name="Table46.B2" office:value-type="string">
                  <text:p text:style-name="P3">9 min</text:p>
                </table:table-cell>
              </table:table-row>
              <table:table-row table:style-name="Table46.3">
                <table:table-cell table:style-name="Table46.A3" office:value-type="string">
                  <text:p text:style-name="P3">Difficulty</text:p>
                </table:table-cell>
                <table:table-cell table:style-name="Table46.B3" office:value-type="string">
                  <text:p text:style-name="P3">6/10</text:p>
                </table:table-cell>
              </table:table-row>
            </table:table>
            <text:p text:style-name="Table_20_Contents"/>
          </table:table-cell>
        </table:table-row>
      </table:table>
      <text:h text:style-name="Heading_20_5" text:outline-level="5">Basins</text:h>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4">Water Basins</text:p>
          </table:table-cell>
          <table:table-cell table:style-name="Tabella8.A1" office:value-type="string">
            <text:p text:style-name="P19">Max capacity</text:p>
          </table:table-cell>
          <table:table-cell table:style-name="Tabella8.C1" office:value-type="string">
            <text:p text:style-name="P4">Time</text:p>
          </table:table-cell>
          <table:table-cell table:style-name="Tabella8.C1" office:value-type="string">
            <text:p text:style-name="P4">State</text:p>
          </table:table-cell>
        </table:table-row>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C2" office:value-type="string">
            <text:p text:style-name="P3">Start</text:p>
          </table:table-cell>
          <table:table-cell table:style-name="Tabella8.C2" office:value-type="string">
            <text:p text:style-name="P3">Empty (= 0)</text:p>
          </table:table-cell>
        </table:table-row>
        <table:table-row table:style-name="Tabella8.2">
          <table:table-cell table:style-name="Tabella8.A3" office:value-type="string">
            <text:p text:style-name="P3">B1</text:p>
          </table:table-cell>
          <table:table-cell table:style-name="Tabella8.A3" office:value-type="string">
            <text:p text:style-name="P3">0,5</text:p>
          </table:table-cell>
          <table:table-cell table:style-name="Tabella8.C3" office:value-type="string">
            <text:p text:style-name="P3">Start</text:p>
          </table:table-cell>
          <table:table-cell table:style-name="Tabella8.C3" office:value-type="string">
            <text:p text:style-name="P3">Empty (= 0)</text:p>
          </table:table-cell>
        </table:table-row>
        <table:table-row>
          <table:table-cell table:style-name="Tabella8.A2" office:value-type="string">
            <text:p text:style-name="P3">B2</text:p>
          </table:table-cell>
          <table:table-cell table:style-name="Tabella8.A2" office:value-type="string">
            <text:p text:style-name="P3">2</text:p>
          </table:table-cell>
          <table:table-cell table:style-name="Tabella8.C2" office:value-type="string">
            <text:p text:style-name="P3">Start</text:p>
          </table:table-cell>
          <table:table-cell table:style-name="Tabella8.C2" office:value-type="string">
            <text:p text:style-name="P3">Full (= 2)</text:p>
          </table:table-cell>
        </table:table-row>
      </table:table>
      <text:h text:style-name="P29" text:outline-level="5">Levers</text:h>
      <table:table table:name="Tabella7" table:style-name="Tabella7">
        <table:table-column table:style-name="Tabella7.A" table:number-columns-repeated="3"/>
        <table:table-column table:style-name="Tabella7.D"/>
        <table:table-header-rows>
          <table:table-row table:style-name="Tabella7.1">
            <table:table-cell table:style-name="Tabella7.A1" office:value-type="string">
              <text:p text:style-name="P4">Levers</text:p>
            </table:table-cell>
            <table:table-cell table:style-name="Tabella7.A1" office:value-type="string">
              <text:p text:style-name="P4">Time</text:p>
            </table:table-cell>
            <table:table-cell table:style-name="Tabella7.C1" office:value-type="string">
              <text:p text:style-name="P4">State</text:p>
            </table:table-cell>
            <table:table-cell table:style-name="Tabella7.C1" office:value-type="string">
              <text:p text:style-name="P4">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130922589726942" text:continue-list="list130922224981713" text:style-name="L9">
              <text:list-item>
                <text:p text:style-name="P33">0 → 1:</text:p>
                <text:list>
                  <text:list-item>
                    <text:p text:style-name="P33">B0 = B0 + 1,5 </text:p>
                  </text:list-item>
                  <text:list-item>
                    <text:p text:style-name="P33">B1 = 0</text:p>
                  </text:list-item>
                  <text:list-item>
                    <text:p text:style-name="P33">B2 = B2 – 1,5 </text:p>
                  </text:list-item>
                </text:list>
              </text:list-item>
              <text:list-item>
                <text:p text:style-name="P33">1 → 0:</text:p>
                <text:list>
                  <text:list-item>
                    <text:p text:style-name="P33">B0 = B0 – 1,5 </text:p>
                  </text:list-item>
                  <text:list-item>
                    <text:p text:style-name="P33">B1 = 0</text:p>
                  </text:list-item>
                  <text:list-item>
                    <text:p text:style-name="P33">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3">0</text:p>
          </table:table-cell>
          <table:table-cell table:style-name="Tabella7.C3" office:value-type="string">
            <text:list xml:id="list2717059536" text:style-name="L23">
              <text:list-item>
                <text:p text:style-name="P47">0 → 1:</text:p>
                <text:list>
                  <text:list-item>
                    <text:p text:style-name="P47">B0 = B0 – 1 </text:p>
                  </text:list-item>
                  <text:list-item>
                    <text:p text:style-name="P47">B1 = B1 + 0.5 </text:p>
                  </text:list-item>
                  <text:list-item>
                    <text:p text:style-name="P47">B2 = B2 + 0.5 </text:p>
                  </text:list-item>
                </text:list>
              </text:list-item>
              <text:list-item>
                <text:p text:style-name="P47">1 → 0:</text:p>
                <text:list>
                  <text:list-item>
                    <text:p text:style-name="P47">B0 = B0 + 1 </text:p>
                  </text:list-item>
                  <text:list-item>
                    <text:p text:style-name="P47">B1 = B1 – 0.5 </text:p>
                  </text:list-item>
                  <text:list-item>
                    <text:p text:style-name="P47">B2 = B2 – 0.5 </text:p>
                  </text:list-item>
                </text:list>
              </text:list-item>
            </text:list>
          </table:table-cell>
        </table:table-row>
      </table:table>
      <text:h text:style-name="Heading_20_5" text:outline-level="5">Right sequence</text:h>
      <table:table table:name="Tabella10" table:style-name="Tabella10">
        <table:table-column table:style-name="Tabella10.A"/>
        <table:table-column table:style-name="Tabella10.B" table:number-columns-repeated="2"/>
        <table:table-column table:style-name="Tabella10.D"/>
        <table:table-row table:style-name="Tabella10.1">
          <table:table-cell table:style-name="Tabella10.A1" office:value-type="string">
            <text:p text:style-name="P4">Iteration</text:p>
          </table:table-cell>
          <table:table-cell table:style-name="Tabella10.A1" office:value-type="string">
            <text:p text:style-name="P4">Levers pull</text:p>
          </table:table-cell>
          <table:table-cell table:style-name="Tabella10.C1" office:value-type="string">
            <text:p text:style-name="P4">Lever’s pulled new state</text:p>
          </table:table-cell>
          <table:table-cell table:style-name="Tabella10.C1" office:value-type="string">
            <text:p text:style-name="P4">Behave</text:p>
          </table:table-cell>
        </table:table-row>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3319635107" text:style-name="L24">
              <text:list-item>
                <text:p text:style-name="P48">B0 = B0 + 1,5 = 1,5 (can be crossed swimming)</text:p>
              </text:list-item>
              <text:list-item>
                <text:p text:style-name="P48">B1 = 0</text:p>
              </text:list-item>
              <text:list-item>
                <text:p text:style-name="P48">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3212448373" text:style-name="L25">
              <text:list-item>
                <text:p text:style-name="P49">B0 = B0 – 1 = 0,5</text:p>
              </text:list-item>
              <text:list-item>
                <text:p text:style-name="P49">B1 = 0.5 (can be crossed swimming)</text:p>
              </text:list-item>
              <text:list-item>
                <text:p text:style-name="P49">B2 = B2 + 0,5 = 1</text:p>
              </text:list-item>
              <text:list-item>
                <text:p text:style-name="P49">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2717204500" text:style-name="L26">
              <text:list-item>
                <text:p text:style-name="P50">B0 = B0 – 0,5 = 0 </text:p>
              </text:list-item>
              <text:list-item>
                <text:p text:style-name="P50">B1 = 0,5 </text:p>
              </text:list-item>
              <text:list-item>
                <text:p text:style-name="P50">B2 = B2 + 0,5 = 1,5 </text:p>
              </text:list-item>
            </text:list>
          </table:table-cell>
        </table:table-row>
        <table:table-row table:style-name="Tabella10.1">
          <table:table-cell table:style-name="Tabella10.A5" office:value-type="string">
            <text:p text:style-name="P3">4</text:p>
          </table:table-cell>
          <table:table-cell table:style-name="Tabella10.A5" office:value-type="string">
            <text:p text:style-name="P3">L0</text:p>
          </table:table-cell>
          <table:table-cell table:style-name="Tabella10.C5" office:value-type="string">
            <text:p text:style-name="P3">1</text:p>
          </table:table-cell>
          <table:table-cell table:style-name="Tabella10.C5" office:value-type="string">
            <text:list xml:id="list130922472554842" text:continue-numbering="true" text:style-name="L26">
              <text:list-item>
                <text:p text:style-name="P50">B0 = B0 + 1,5 = 1,5 (can be crossed swimming)</text:p>
              </text:list-item>
              <text:list-item>
                <text:p text:style-name="P50">B1 = 0,5 </text:p>
              </text:list-item>
              <text:list-item>
                <text:p text:style-name="P50">B2 = B2 - 1,5 = 0</text:p>
              </text:list-item>
              <text:list-item>
                <text:p text:style-name="P50">The team could reach B2's ground throw down the rope near the edge. </text:p>
              </text:list-item>
            </text:list>
          </table:table-cell>
        </table:table-row>
      </table:table>
      <text:p text:style-name="Text_20_body"/>
      <text:h text:style-name="P30"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12">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2" draw:name="Frame27" text:anchor-type="as-char" svg:width="12.801cm" draw:z-index="10"><draw:text-box fo:min-height="11.689cm"><text:p text:style-name="Picture"><draw:frame draw:style-name="fr13" draw:name="Image46" text:anchor-type="as-char" svg:width="12.797cm" style:rel-width="100%" svg:height="10.68cm" style:rel-height="scale" draw:z-index="34"><draw:image xlink:href="../../Resources/Levels/Radme/Cal/Blueprints/Castle/Castle/Castle-Event%20flowchart.png" xlink:type="simple" xlink:show="embed" xlink:actuate="onLoad" loext:mime-type="image/png"/></draw:frame><text:span text:style-name="T1"><text:line-break/></text:span>Picture <text:sequence text:ref-name="refPicture34" text:name="Picture" text:formula="ooow:Picture+1" style:num-format="1">35</text:sequence>: Castle’s flow-chart</text:p></draw:text-box></draw:frame></text:p>
                </table:table-cell>
                <table:table-cell table:style-name="Table33.A1" office:value-type="string">
                  <text:p text:style-name="Table_20_Contents"><draw:frame draw:style-name="fr12" draw:name="Frame28" text:anchor-type="as-char" svg:width="6.001cm" draw:z-index="35"><draw:text-box fo:min-height="12.76cm"><text:p text:style-name="Picture"><draw:frame draw:style-name="fr13" draw:name="Image47" text:anchor-type="as-char" svg:width="5.997cm" style:rel-width="100%" svg:height="12.539cm" style:rel-height="scale" draw:z-index="36"><draw:image xlink:href="../../Resources/Levels/Radme/Cal/Blueprints/Castle/Castle/FocusOnExplorationInCastle.png" xlink:type="simple" xlink:show="embed" xlink:actuate="onLoad" loext:mime-type="image/png"/></draw:frame><text:span text:style-name="T1"><text:line-break/></text:span>Picture <text:sequence text:ref-name="refPicture35" text:name="Picture" text:formula="ooow:Picture+1" style:num-format="1">36</text:sequence>: flow-chart of the exploration to the prison</text:p></draw:text-box></draw:frame></text:p>
                </table:table-cell>
              </table:table-row>
            </table:table>
            <text:p text:style-name="P12"/>
          </table:table-cell>
          <table:covered-table-cell/>
        </table:table-row>
        <text:soft-page-break/>
        <table:table-row>
          <table:table-cell table:style-name="Table9.A1" office:value-type="string">
            <text:p text:style-name="Table_20_Contents"><draw:frame draw:style-name="fr5" draw:name="Frame11" text:anchor-type="as-char" svg:width="13.601cm" draw:z-index="11"><draw:text-box fo:min-height="15.48cm"><text:p text:style-name="Picture"><draw:frame draw:style-name="fr13" draw:name="Image6" text:anchor-type="as-char" svg:width="13.301cm" style:rel-width="100%" svg:height="14.289cm" style:rel-height="scale" draw:z-index="12"><draw:image xlink:href="../../Resources/Levels/Radme/Cal/Blueprints/Castle/Castle/Castle%20-%20detailed.png" xlink:type="simple" xlink:show="embed" xlink:actuate="onLoad" loext:mime-type="image/png"/></draw:frame><text:span text:style-name="T1"><text:line-break/></text:span>Picture <text:sequence text:ref-name="refPicture36" text:name="Picture" text:formula="ooow:Picture+1" style:num-format="1">37</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19">ID</text:p>
                  </table:table-cell>
                  <table:table-cell table:style-name="Table10.B1" office:value-type="string">
                    <text:p text:style-name="P19">Description</text:p>
                  </table:table-cell>
                </table:table-row>
              </table:table-header-rows>
              <table:table-row>
                <table:table-cell table:style-name="Table10.A2" office:value-type="string">
                  <text:p text:style-name="P3"><draw:frame draw:style-name="fr15" draw:name="Image39" text:anchor-type="as-char" svg:width="0.4cm" svg:height="0.49cm" draw:z-index="17"><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5" draw:name="Image40" text:anchor-type="as-char" svg:width="0.4cm" svg:height="0.49cm" draw:z-index="18"><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5" draw:name="immagini1" text:anchor-type="as-char" svg:width="0.4cm" svg:height="0.49cm" draw:z-index="25"><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Text_20_body"/>
      <text:h text:style-name="P53" text:outline-level="4">Castle’s puzzle</text:h>
      <text:p text:style-name="Text_20_body">To access the kitchen and the prison, for a side-quest, you need to solve a puzzle. </text:p>
      <table:table table:name="Table39" table:style-name="Table39">
        <table:table-column table:style-name="Table39.A"/>
        <table:table-column table:style-name="Table39.B"/>
        <table:table-row>
          <table:table-cell table:style-name="Table39.A1" office:value-type="string">
            <text:p text:style-name="Table_20_Contents"><draw:frame draw:style-name="fr1" draw:name="Frame38" text:anchor-type="as-char" svg:width="14cm" draw:z-index="13"><draw:text-box fo:min-height="12.448cm"><text:p text:style-name="Picture"><draw:frame draw:style-name="fr13" draw:name="Image57" text:anchor-type="as-char" svg:width="14cm" style:rel-width="100%" svg:height="12.448cm" style:rel-height="scale" draw:z-index="14"><draw:image xlink:href="../../Resources/Puzzles/puzzles-D.jpg" xlink:type="simple" xlink:show="embed" xlink:actuate="onLoad" loext:mime-type="image/jpeg"/></draw:frame><text:span text:style-name="T1"><text:line-break/></text:span>Picture <text:sequence text:ref-name="refPicture37" text:name="Picture" text:formula="ooow:Picture+1" style:num-format="1">38</text:sequence>: Castle’s puzzle</text:p></draw:text-box></draw:frame></text:p>
          </table:table-cell>
          <table:table-cell table:style-name="Table39.A1" office:value-type="string">
            <table:table table:name="Table40" table:style-name="Table40">
              <table:table-column table:style-name="Table40.A"/>
              <table:table-column table:style-name="Table40.B"/>
              <table:table-header-rows>
                <table:table-row>
                  <table:table-cell table:style-name="Table40.A1" office:value-type="string">
                    <text:p text:style-name="P19">Puzzle prop.</text:p>
                  </table:table-cell>
                  <table:table-cell table:style-name="Table40.B1" office:value-type="string">
                    <text:p text:style-name="P19">Value</text:p>
                  </table:table-cell>
                </table:table-row>
              </table:table-header-rows>
              <table:table-row>
                <table:table-cell table:style-name="Table40.A2" office:value-type="string">
                  <text:p text:style-name="P3">AVG duration</text:p>
                </table:table-cell>
                <table:table-cell table:style-name="Table40.B2" office:value-type="string">
                  <text:p text:style-name="P3">7 min</text:p>
                </table:table-cell>
              </table:table-row>
              <table:table-row table:style-name="Table40.3">
                <table:table-cell table:style-name="Table40.A3" office:value-type="string">
                  <text:p text:style-name="P3">Difficulty</text:p>
                </table:table-cell>
                <table:table-cell table:style-name="Table40.B3" office:value-type="string">
                  <text:p text:style-name="P3">5/10</text:p>
                </table:table-cell>
              </table:table-row>
            </table:table>
            <text:p text:style-name="Table_20_Contents"/>
          </table:table-cell>
        </table:table-row>
      </table:table>
      <text:p text:style-name="Standard">In the castle’s garden there are three types of flowers arranged parallel to each other. Therefore each line has its own type (color), and each box may represent 4 different ancient symbols. The player will have to manipulate the irrigation system by walking along the perimeter of the garden: entering it and touching the perimeter again defines a clod of earth that dries up due to irrigation. The aim is to avoid repetition of symbols on the same line.</text:p>
      <text:h text:style-name="P57" text:outline-level="3">The prisons of the castle</text:h>
      <table:table table:name="Table4" table:style-name="Table4">
        <table:table-column table:style-name="Table4.A"/>
        <table:table-column table:style-name="Table4.B"/>
        <table:table-row>
          <table:table-cell table:style-name="Table4.A1" office:value-type="string">
            <text:p text:style-name="P12">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59"><draw:text-box fo:min-height="22.059cm"><text:p text:style-name="Picture"><draw:frame draw:style-name="fr13" draw:name="Image4" text:anchor-type="as-char" svg:width="7.001cm" style:rel-width="100%" svg:height="22.059cm" style:rel-height="scale" draw:z-index="60"><draw:image xlink:href="../../Resources/Levels/Radme/Cal/Blueprints/Castle/Prison/Prisons-Event%20flowchart.png" xlink:type="simple" xlink:show="embed" xlink:actuate="onLoad" loext:mime-type="image/png"/></draw:frame><text:span text:style-name="T1"><text:line-break/></text:span>Picture <text:sequence text:ref-name="refPicture38" text:name="Picture" text:formula="ooow:Picture+1" style:num-format="1">39</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4" draw:name="Frame6" text:anchor-type="as-char" svg:width="19.001cm" draw:z-index="29"><draw:text-box fo:min-height="13.758cm"><text:p text:style-name="Picture"><draw:frame draw:style-name="fr13" draw:name="Image28" text:anchor-type="as-char" svg:width="19.001cm" style:rel-width="100%" svg:height="13.758cm" style:rel-height="scale" draw:z-index="30"><draw:image xlink:href="../../Resources/Levels/Radme/Cal/Blueprints/Castle/Prison/Prison%20internal.png" xlink:type="simple" xlink:show="embed" xlink:actuate="onLoad" loext:mime-type="image/png"/></draw:frame><text:span text:style-name="T1"><text:line-break/></text:span>Picture <text:sequence text:ref-name="refPicture39" text:name="Picture" text:formula="ooow:Picture+1" style:num-format="1">40</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19">ID</text:p>
                  </table:table-cell>
                  <table:table-cell table:style-name="Table14.B1" office:value-type="string">
                    <text:p text:style-name="P19">Description</text:p>
                  </table:table-cell>
                </table:table-row>
              </table:table-header-rows>
              <table:table-row>
                <table:table-cell table:style-name="Table14.A2" office:value-type="string">
                  <text:p text:style-name="P3"><draw:frame draw:style-name="fr15" draw:name="Image41" text:anchor-type="as-char" svg:width="0.4cm" svg:height="0.49cm" draw:z-index="31"><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5" draw:name="Image42" text:anchor-type="as-char" svg:width="0.7cm" svg:height="0.55cm" draw:z-index="42"><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5</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20T13:09:16.780000000</dc:date>
    <meta:editing-duration>P1DT4H36M49S</meta:editing-duration>
    <meta:editing-cycles>683</meta:editing-cycles>
    <meta:generator>LibreOffice/6.1.2.1$Windows_X86_64 LibreOffice_project/65905a128db06ba48db947242809d14d3f9a93fe</meta:generator>
    <dc:creator>Michele Maione</dc:creator>
    <meta:document-statistic meta:table-count="58" meta:image-count="55" meta:object-count="0" meta:page-count="39" meta:paragraph-count="762" meta:word-count="6714" meta:character-count="34507" meta:non-whitespace-character-count="28599"/>
    <meta:template xlink:type="simple" xlink:actuate="onRequest" xlink:title="" xlink:href="../MasterGameDesignDocument.odm" meta:date="2018-12-28T17:59:39.040000000"/>
  </office:meta>
</office:document-meta>
</file>